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df688" style:font-size-asian="18pt" style:font-size-complex="18pt"/>
    </style:style>
    <style:style style:name="T72" style:family="text">
      <style:text-properties fo:color="#007dc3" loext:opacity="100%" style:font-name="Calibri1" fo:font-size="18pt" officeooo:rsid="02470947" style:font-size-asian="18pt" style:font-size-complex="18pt"/>
    </style:style>
    <style:style style:name="T73" style:family="text">
      <style:text-properties fo:color="#007dc3" loext:opacity="100%" style:font-name="Calibri1" fo:font-size="18pt" style:rfc-language-tag="es-ES-u-co-trad" fo:language="es" fo:country="ES" officeooo:rsid="024b6513" style:font-size-asian="18pt" style:font-size-complex="18pt"/>
    </style:style>
    <style:style style:name="T74" style:family="text">
      <style:text-properties fo:color="#007dc3" loext:opacity="100%" style:font-name="Calibri1" fo:font-size="18pt" style:rfc-language-tag="es-ES-u-co-trad" fo:language="es" fo:country="ES" officeooo:rsid="024b9776"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c3b6e"/>
    </style:style>
    <style:style style:name="T347" style:family="text">
      <style:text-properties officeooo:rsid="024296d2"/>
    </style:style>
    <style:style style:name="T348" style:family="text">
      <style:text-properties officeooo:rsid="0242d571"/>
    </style:style>
    <style:style style:name="T349" style:family="text">
      <style:text-properties style:text-underline-style="solid" style:text-underline-width="auto" style:text-underline-color="font-color"/>
    </style:style>
    <style:style style:name="T350" style:family="text">
      <style:text-properties officeooo:rsid="02442df4"/>
    </style:style>
    <style:style style:name="T351" style:family="text">
      <style:text-properties officeooo:rsid="02442f96"/>
    </style:style>
    <style:style style:name="T352" style:family="text">
      <style:text-properties officeooo:rsid="02479832"/>
    </style:style>
    <style:style style:name="T353" style:family="text">
      <style:text-properties officeooo:rsid="0249d4eb"/>
    </style:style>
    <style:style style:name="T354" style:family="text">
      <style:text-properties officeooo:rsid="024b6513"/>
    </style:style>
    <style:style style:name="T355" style:family="text">
      <style:text-properties officeooo:rsid="024b977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26</text:span><text:span text:style-name="T69"> </text:span><text:span text:style-name="T68">d</text:span><text:span text:style-name="T72">e novembre</text:span><text:span text:style-name="T71">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3727257617"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82129141719567"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028446195"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3859479201" text:style-name="L2">
        <text:list-item>
          <text:p text:style-name="P716">Sense canvis</text:p>
        </text:list-item>
      </text:list>
      <text:p text:style-name="P81"/>
      <text:p text:style-name="P24"><text:span text:style-name="T6">Propietats globals</text:span>: </text:p>
      <text:list xml:id="list138494696" text:style-name="L3">
        <text:list-item>
          <text:p text:style-name="P723">Sense canvis</text:p>
        </text:list-item>
      </text:list>
      <text:p text:style-name="P191"/>
      <text:list xml:id="list82128606403753" text:continue-list="list82129141719567"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2130168070009" text:continue-list="list2028446195"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1523607787"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3799762640"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82129415315218"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82129473231189" text:continue-list="list82128606403753"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2129598166164" text:continue-list="list82130168070009"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4239026275" text:style-name="L6">
        <text:list-item>
          <text:p text:style-name="P717">Sense canvis</text:p>
        </text:list-item>
      </text:list>
      <text:p text:style-name="P84"/>
      <text:p text:style-name="P26"><text:span text:style-name="T6">Propietats globals</text:span>: </text:p>
      <text:list xml:id="list3837596207" text:style-name="L7">
        <text:list-item>
          <text:p text:style-name="P724">Sense canvis</text:p>
        </text:list-item>
      </text:list>
      <text:p text:style-name="P192"/>
      <text:p text:style-name="P192"/>
      <text:p text:style-name="P192"/>
      <text:p text:style-name="P192"/>
      <text:list xml:id="list82130342875024" text:continue-list="list82129473231189"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2128564808955" text:continue-list="list82129598166164"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3456573261" text:style-name="L8">
        <text:list-item>
          <text:p text:style-name="P718">Sense canvis</text:p>
        </text:list-item>
      </text:list>
      <text:p text:style-name="P85"/>
      <text:p text:style-name="P27"><text:span text:style-name="T6">Propietats globals</text:span>: </text:p>
      <text:list xml:id="list566227481"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82129681633659" text:continue-list="list82130342875024"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2130483907420" text:continue-list="list82128564808955"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3173999989" text:style-name="L10">
        <text:list-item>
          <text:p text:style-name="P719">Sense canvis</text:p>
        </text:list-item>
      </text:list>
      <text:p text:style-name="P86"/>
      <text:p text:style-name="P28"><text:span text:style-name="T6">Propietats globals</text:span>: </text:p>
      <text:list xml:id="list2795221311" text:style-name="L11">
        <text:list-item>
          <text:p text:style-name="P720">Sense canvis</text:p>
        </text:list-item>
      </text:list>
      <text:p text:style-name="P254"/>
      <text:p text:style-name="P254"/>
      <text:list xml:id="list82129445940585" text:continue-list="list82129681633659"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2128927010717" text:continue-list="list82130483907420"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2916956531"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1655213659" text:style-name="L13">
        <text:list-item>
          <text:p text:style-name="P721">Sense canvis</text:p>
        </text:list-item>
      </text:list>
      <text:p text:style-name="P149"/>
      <text:list xml:id="list82129670249968" text:continue-list="list82129445940585"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80289340"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1608169794" text:style-name="L15">
        <text:list-item>
          <text:p text:style-name="P742">distribucio_update_0.9.2<text:span text:style-name="T59">3</text:span>.sql:</text:p>
        </text:list-item>
      </text:list>
      <text:list xml:id="list2341463986"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82130316830798" text:continue-list="list1608169794" text:style-name="L15">
        <text:list-header>
          <text:p text:style-name="P742"/>
        </text:list-header>
      </text:list>
      <text:p text:style-name="P88"/>
      <text:p text:style-name="P30"><text:span text:style-name="T6">Propietats globals</text:span>: </text:p>
      <text:list xml:id="list3539546973"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82130600213840" text:continue-list="list82129670249968"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2129021925133" text:continue-list="list3180289340"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1381682419"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3200553295"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82129615852612" text:continue-list="list82130600213840"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2129742775335" text:continue-list="list82128927010717"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731467115" text:style-name="L20">
        <text:list-item>
          <text:p text:style-name="P754">Sense canvis</text:p>
        </text:list-item>
      </text:list>
      <text:p text:style-name="P90"/>
      <text:p text:style-name="P32"><text:span text:style-name="T6">Propietats globals</text:span>: </text:p>
      <text:list xml:id="list510145914" text:style-name="L21">
        <text:list-item>
          <text:p text:style-name="P722">Sense canvis</text:p>
        </text:list-item>
      </text:list>
      <text:p text:style-name="P32"/>
      <text:list xml:id="list82129609345192" text:continue-list="list82129615852612"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062229465"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82130076582337" text:continue-list="list1381682419"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424"><text:span text:style-name="T31"><text:s text:c="2"/>ASSUMPTE <text:s text:c="12"/>VARCHAR2(256) <text:s text:c="11"/></text:span><text:span text:style-name="T62">NOT</text:span><text:span text:style-name="T31"> </text:span><text:span text:style-name="T147">NULL</text:span><text:span text:style-name="T31">,</text:span></text:p>
            <text:p text:style-name="P424"><text:span text:style-name="T31"><text:s text:c="2"/>MISSATGE <text:s text:c="12"/>VARCHAR2(2048) <text:s text:c="10"/></text:span><text:span text:style-name="T62">NOT</text:span><text:span text:style-name="T31"> </text:span><text:span text:style-name="T147">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ACTIU <text:s text:c="15"/>NUMBER(1) <text:s text:c="15"/></text:span><text:span text:style-name="T62">NOT</text:span><text:span text:style-name="T31"> </text:span><text:span text:style-name="T147">NULL</text:span><text:span text:style-name="T31">,</text:span></text:p>
            <text:p text:style-name="P424"><text:span text:style-name="T31"><text:s text:c="2"/>AVIS_NIVELL <text:s text:c="8"/>VARCHAR2(10) <text:s text:c="12"/></text:span><text:span text:style-name="T62">NOT</text:span><text:span text:style-name="T31"> </text:span><text:span text:style-name="T147">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3"/>
      <text:p text:style-name="P91"/>
      <text:p text:style-name="P33"><text:span text:style-name="T6">Propietats globals</text:span>: </text:p>
      <text:list xml:id="list82129058670002" text:continue-list="list731467115" text:style-name="L20">
        <text:list-item>
          <text:p text:style-name="P755">Sense canvis</text:p>
        </text:list-item>
      </text:list>
      <text:list xml:id="list82129362248176" text:continue-list="list82129609345192" text:style-name="Outline">
        <text:list-item>
          <text:list>
            <text:list-header>
              <text:h text:style-name="P666"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82128766470158" text:continue-list="list1062229465" text:style-name="L22">
        <text:list-item>
          <text:p text:style-name="P779"><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2"/>
      <text:p text:style-name="P92">Base de dades:<text:span text:style-name="T5"> </text:span></text:p>
      <text:list xml:id="list1631386638" text:style-name="L23">
        <text:list-item>
          <text:p text:style-name="P756">Sense canvis</text:p>
        </text:list-item>
      </text:list>
      <text:p text:style-name="P92"/>
      <text:p text:style-name="P35"><text:span text:style-name="T6">Propietats globals</text:span>: </text:p>
      <text:list xml:id="list3084485827" text:style-name="L24">
        <text:list-item>
          <text:p text:style-name="P757">Sense canvis</text:p>
        </text:list-item>
      </text:list>
      <text:list xml:id="list82130727520244" text:continue-list="list82129362248176" text:style-name="Outline">
        <text:list-item>
          <text:list>
            <text:list-header>
              <text:h text:style-name="P668" text:outline-level="2" text:is-list-header="true"><text:bookmark-start text:name="__RefHeading___Toc85863_1909005118"/><text:span text:style-name="T152">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82128905198772" text:continue-list="list82128766470158" text:style-name="L22">
        <text:list-item>
          <text:p text:style-name="P780"><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3"> </text:span>Error guardant annexos a l'Arxiu</text:p>
        </text:list-item>
        <text:list-item>
          <text:p text:style-name="P780"><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3"> </text:span>Error AJAX: [0] abort</text:p>
        </text:list-item>
        <text:list-item>
          <text:p text:style-name="P780"><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3"/>
      <text:p text:style-name="P93">Base de dades:<text:span text:style-name="T5"> </text:span></text:p>
      <text:list xml:id="list3193948213" text:style-name="L25">
        <text:list-item>
          <text:p text:style-name="P799"><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2257163739" text:style-name="L26">
        <text:list-item>
          <text:p text:style-name="P758">Sense canvis</text:p>
        </text:list-item>
      </text:list>
      <text:p text:style-name="P402"/>
      <text:p text:style-name="P435">Canvis a les llibreries:</text:p>
      <text:list xml:id="list2800244370" text:style-name="L27">
        <text:list-item>
          <text:p text:style-name="P800"><text:span text:style-name="T155">distribucio-backoffice-utils</text:span><text:span text:style-name="T11">: Nova llibreria amb utilitats pels </text:span><text:span text:style-name="T155">backoffices</text:span><text:span text:style-name="T11"> de DISTRIBUCIO</text:span></text:p>
          <text:list>
            <text:list-item>
              <text:p text:style-name="P804">Versió: 0.9.26</text:p>
            </text:list-item>
          </text:list>
        </text:list-item>
      </text:list>
      <text:p text:style-name="P439"/>
      <text:list xml:id="list82130556468749" text:continue-list="list82130727520244" text:style-name="Outline">
        <text:list-item>
          <text:list>
            <text:list-header>
              <text:h text:style-name="P669" text:outline-level="2" text:is-list-header="true"><text:bookmark-start text:name="__RefHeading___Toc85865_1909005118"/><text:soft-page-break/><text:span text:style-name="T15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0">Data: 0<text:span text:style-name="T169">3</text:span>/06/2020</text:p>
      <text:p text:style-name="P320"/>
      <text:p text:style-name="P369">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82128869329779" text:continue-list="list82128905198772"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4"/>
      <text:p text:style-name="P94">Base de dades:<text:span text:style-name="T5"> </text:span></text:p>
      <text:list xml:id="list1983771260"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440877947" text:style-name="L29">
        <text:list-item>
          <text:p text:style-name="P759">Sense canvis</text:p>
        </text:list-item>
      </text:list>
      <text:p text:style-name="P403"/>
      <text:p text:style-name="P403"/>
      <text:list xml:id="list82129369522249" text:continue-list="list82130556468749" text:style-name="Outline">
        <text:list-item>
          <text:list>
            <text:list-header>
              <text:h text:style-name="P670" text:outline-level="2" text:is-list-header="true"><text:bookmark-start text:name="__RefHeading___Toc294707_93553639"/><text:span text:style-name="T15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1">Data: <text:span text:style-name="T172">03</text:span>/0<text:span text:style-name="T171">7</text:span>/2020</text:p>
      <text:p text:style-name="P321"/>
      <text:p text:style-name="P370">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82128814085119" text:continue-list="list82128869329779" text:style-name="L22">
        <text:list-item>
          <text:p text:style-name="P785"><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5"><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5"/>
      <text:p text:style-name="P95">Base de dades:<text:span text:style-name="T5"> </text:span></text:p>
      <text:list xml:id="list2099018075" text:style-name="L30">
        <text:list-item>
          <text:p text:style-name="P842">distribucio_update_0.9.28.sql<text:span text:style-name="T175">:</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2411194487" text:style-name="L31">
        <text:list-item>
          <text:p text:style-name="P760">Sense canvis</text:p>
        </text:list-item>
      </text:list>
      <text:p text:style-name="P404"/>
      <text:p text:style-name="P150">Altres: </text:p>
      <text:list xml:id="list82129478036421" text:continue-numbering="true" text:style-name="L31">
        <text:list-item>
          <text:p text:style-name="P860"><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40"/>
      <text:list xml:id="list82130271364888" text:continue-list="list82129369522249" text:style-name="Outline">
        <text:list-item>
          <text:list>
            <text:list-header>
              <text:h text:style-name="P671" text:outline-level="2" text:is-list-header="true"><text:bookmark-start text:name="__RefHeading___Toc136111_1193039826"/><text:span text:style-name="T15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2">Data: <text:span text:style-name="T172">10</text:span>/0<text:span text:style-name="T171">7</text:span>/2020</text:p>
      <text:p text:style-name="P322"/>
      <text:p text:style-name="P371">Resum: Correcció de l'error en l'enviament via email.</text:p>
      <text:p text:style-name="P39"/>
      <text:list xml:id="list82129087202024" text:continue-list="list82128814085119" text:style-name="L22">
        <text:list-item>
          <text:p text:style-name="P787"><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6"/>
      <text:p text:style-name="P96">Base de dades:<text:span text:style-name="T5"> </text:span></text:p>
      <text:list xml:id="list3654976028" text:style-name="L32">
        <text:list-item>
          <text:p text:style-name="P843">S<text:span text:style-name="T177">ense canvis</text:span></text:p>
        </text:list-item>
      </text:list>
      <text:p text:style-name="P96"/>
      <text:p text:style-name="P39"><text:span text:style-name="T6">Propietats globals</text:span>: </text:p>
      <text:list xml:id="list3007702432" text:style-name="L33">
        <text:list-item>
          <text:p text:style-name="P761">Sense canvis</text:p>
        </text:list-item>
      </text:list>
      <text:list xml:id="list82129607725572" text:continue-list="list82130271364888" text:style-name="Outline">
        <text:list-item>
          <text:list>
            <text:list-header>
              <text:h text:style-name="P672" text:outline-level="2" text:is-list-header="true"><text:bookmark-start text:name="__RefHeading___Toc468536_3846289567"/><text:span text:style-name="T15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3">Data: <text:span text:style-name="T172">16</text:span>/0<text:span text:style-name="T171">7</text:span>/2020</text:p>
      <text:p text:style-name="P323"/>
      <text:p text:style-name="P372">Resum: Correcció de l'error que fa que es mostri el justificant com un annex.</text:p>
      <text:p text:style-name="P40"/>
      <text:list xml:id="list82130520247490" text:continue-list="list82129087202024" text:style-name="L22">
        <text:list-item>
          <text:p text:style-name="P788"><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70"/>
      <text:p text:style-name="P277"/>
      <text:p text:style-name="P97">Base de dades:<text:span text:style-name="T5"> </text:span></text:p>
      <text:list xml:id="list1141147070" text:style-name="L34">
        <text:list-item>
          <text:p text:style-name="P844">S<text:span text:style-name="T177">ense canvis</text:span></text:p>
        </text:list-item>
      </text:list>
      <text:p text:style-name="P97"/>
      <text:p text:style-name="P40"><text:span text:style-name="T6">Propietats globals</text:span>: </text:p>
      <text:list xml:id="list2887040896" text:style-name="L35">
        <text:list-item>
          <text:p text:style-name="P762">Sense canvis</text:p>
        </text:list-item>
      </text:list>
      <text:p text:style-name="P405"/>
      <text:list xml:id="list82130385026192" text:continue-list="list82129607725572" text:style-name="Outline">
        <text:list-item>
          <text:list>
            <text:list-header>
              <text:h text:style-name="P673" text:outline-level="2" text:is-list-header="true"><text:bookmark-start text:name="__RefHeading___Toc86628_3242410572"/><text:span text:style-name="T15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4">Data: <text:span text:style-name="T172">09</text:span>/0<text:span text:style-name="T171">9</text:span>/2020<text:span text:style-name="T179">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1140990880" text:style-name="L36">
        <text:list-item>
          <text:p text:style-name="P878"><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3">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78"><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71">Errors:</text:p>
      <text:p text:style-name="P41"/>
      <text:list xml:id="list82129869989550" text:continue-list="list82130520247490" text:style-name="L22">
        <text:list-item>
          <text:p text:style-name="P789"><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3"> </text:span>Errada al manual d'integració </text:p>
        </text:list-item>
        <text:list-item>
          <text:p text:style-name="P790"><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8"/>
      <text:p text:style-name="P98">Base de dades:<text:span text:style-name="T5"> </text:span></text:p>
      <text:list xml:id="list3045142033" text:style-name="L37">
        <text:list-header>
          <text:p text:style-name="P845"/>
        </text:list-header>
      </text:list>
      <text:list xml:id="list82129513505392" text:continue-list="list1983771260"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7">NULL</text:span><text:span text:style-name="T31">,</text:span></text:p>
            <text:p text:style-name="P424"><text:span text:style-name="T31"><text:s text:c="4"/>CONT_LOG_ID NUMBER(19) </text:span><text:span text:style-name="T62">NOT</text:span><text:span text:style-name="T31"> </text:span><text:span text:style-name="T147">NULL</text:span><text:span text:style-name="T31">,</text:span></text:p>
            <text:p text:style-name="P424"><text:span text:style-name="T31"><text:s text:c="4"/>NUMERO NUMBER(19) </text:span><text:span text:style-name="T62">NOT</text:span><text:span text:style-name="T31"> </text:span><text:span text:style-name="T147">NULL</text:span><text:span text:style-name="T31">,</text:span></text:p>
            <text:p text:style-name="P424"><text:span text:style-name="T31"><text:s text:c="4"/>VALOR VARCHAR2(256) </text:span><text:span text:style-name="T62">NOT</text:span><text:span text:style-name="T31"> </text:span><text:span text:style-name="T147">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6">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6">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200">);</text:p>
          </table:table-cell>
        </table:table-row>
      </table:table>
      <text:p text:style-name="P99"/>
      <text:p text:style-name="P98"/>
      <text:p text:style-name="P41"><text:span text:style-name="T6">Propietats globals</text:span>: </text:p>
      <text:list xml:id="list3642867785" text:style-name="L38">
        <text:list-item>
          <text:p text:style-name="P763">Sense canvis</text:p>
        </text:list-item>
      </text:list>
      <text:p text:style-name="P406"/>
      <text:p text:style-name="P151"><text:soft-page-break/>Altres: </text:p>
      <text:list xml:id="list82129451089480" text:continue-list="list82129478036421" text:style-name="L31">
        <text:list-item>
          <text:p text:style-name="P861"><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1"/>
      <text:p text:style-name="P441"/>
      <text:list xml:id="list82130381337114" text:continue-list="list82130385026192" text:style-name="Outline">
        <text:list-item>
          <text:list>
            <text:list-header>
              <text:h text:style-name="P674" text:outline-level="2" text:is-list-header="true"><text:bookmark-start text:name="__RefHeading___Toc90703_2906097068"/><text:span text:style-name="T15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5">Data: <text:span text:style-name="T172">10</text:span>/0<text:span text:style-name="T187">7</text:span>/2020<text:span text:style-name="T179"> 15:00h</text:span></text:p>
      <text:p text:style-name="P325"/>
      <text:p text:style-name="P374">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82130318279618" text:continue-list="list1140990880"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3865541344"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8">r</text:span>nings de Maven</text:p>
        </text:list-item>
        <text:list-item>
          <text:p text:style-name="P793"><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9"/>
      <text:p text:style-name="P100">Base de dades:<text:span text:style-name="T5"> </text:span></text:p>
      <text:list xml:id="list1547516204" text:style-name="L40">
        <text:list-item>
          <text:p text:style-name="P846">Script per afegir nou camp per guardar noves metadades de digitalització en format JSON i per modificar el tipus de tots dels VARCHAR2 que s'han creat amb tipus per defecte BYTE.</text:p>
        </text:list-item>
      </text:list>
      <text:list xml:id="list3962938283"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2362879515" text:style-name="L42">
        <text:list-item>
          <text:p text:style-name="P887">En cas de voler utilitzar el plugin de filesystem d'Arxiu en comptes de l'Arxiu de la CAIB s'han de configurar les següents propietats.</text:p>
        </text:list-item>
      </text:list>
      <text:list xml:id="list4061827008"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82130243272546" text:continue-numbering="true" text:style-name="L43">
        <text:list-header>
          <text:p text:style-name="P764"/>
        </text:list-header>
      </text:list>
      <text:p text:style-name="P442"/>
      <text:p text:style-name="P442"/>
      <text:list xml:id="list82130612203988" text:continue-list="list82130381337114" text:style-name="Outline">
        <text:list-item>
          <text:list>
            <text:list-header>
              <text:h text:style-name="P675" text:outline-level="2" text:is-list-header="true"><text:bookmark-start text:name="__RefHeading___Toc104146_3965979134"/><text:span text:style-name="T15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7">Data: <text:span text:style-name="T172">25</text:span>/<text:span text:style-name="T189">11</text:span>/2020<text:span text:style-name="T179"> 15:00h</text:span></text:p>
      <text:p text:style-name="P327"/>
      <text:p text:style-name="P376">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7"/>
      <text:p text:style-name="P474">Canvis i millores:</text:p>
      <text:list xml:id="list826570458" text:style-name="L44">
        <text:list-item>
          <text:p text:style-name="P884"><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1173302246"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3968334030" text:style-name="L46">
        <text:list-item>
          <text:p text:style-name="P847">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379089990"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7">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7">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6">INSERT</text:span><text:span text:style-name="T31"> </text:span><text:span text:style-name="T196">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6">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8">'u81599'</text:span><text:span text:style-name="T31">, </text:span><text:span text:style-name="T199">-- CREATEDBY_CODI: ! posar un codi d'usuari que existeixi</text:span></text:p>
            <text:p text:style-name="P427"><text:span text:style-name="T31"><text:tab/> <text:s text:c="3"/></text:span><text:span text:style-name="T196">SYSDATE</text:span></text:p>
            <text:p text:style-name="P427"><text:span text:style-name="T31"><text:tab/></text:span><text:span text:style-name="T196">FROM</text:span><text:span text:style-name="T31"> (</text:span></text:p>
            <text:p text:style-name="P427"><text:span text:style-name="T31"><text:tab/><text:tab/></text:span><text:span text:style-name="T196">SELECT</text:span><text:span text:style-name="T31"> </text:span><text:span text:style-name="T196">DISTINCT</text:span></text:p>
            <text:p text:style-name="P427"><text:span text:style-name="T31"><text:tab/><text:tab/> <text:s text:c="3"/></text:span><text:span text:style-name="T200">NVL</text:span><text:span text:style-name="T31">(r.TIPUS_BACKOFFICE, </text:span><text:span text:style-name="T198">'DISTRIBUCIO'</text:span><text:span text:style-name="T31">) TIPUS ,</text:span></text:p>
            <text:p text:style-name="P427"><text:span text:style-name="T31"><text:tab/><text:tab/> <text:s text:c="3"/></text:span><text:span text:style-name="T200">NVL</text:span><text:span text:style-name="T31">(r.BACKOFFICE_CODI, </text:span><text:span text:style-name="T198">'Backoffice_'</text:span><text:span text:style-name="T31">||rownum) CODI,</text:span></text:p>
            <text:p text:style-name="P427"><text:span text:style-name="T31"><text:tab/><text:tab/> <text:s text:c="3"/></text:span><text:span text:style-name="T200">NVL</text:span><text:span text:style-name="T31">(URL, </text:span><text:span text:style-name="T198">'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6">FROM</text:span><text:span text:style-name="T31"> DIS_REGLA r</text:span></text:p>
            <text:p text:style-name="P427"><text:span text:style-name="T31"><text:tab/><text:tab/></text:span><text:span text:style-name="T196">WHERE</text:span><text:span text:style-name="T31"> r.TIPUS = </text:span><text:span text:style-name="T198">'BACKOFFICE'</text:span></text:p>
            <text:p text:style-name="P205"><text:tab/>)</text:p>
            <text:p text:style-name="P427"><text:span text:style-name="T31">)</text:span><text:span text:style-name="T203">;</text:span></text:p>
            <text:p text:style-name="P600"/>
            <text:p text:style-name="P606">-- 2 Actualitza la referència de les regles tipus bakcoffice amb el registre que li toqui</text:p>
            <text:p text:style-name="P427"><text:span text:style-name="T196">UPDATE</text:span><text:span text:style-name="T31"> DIS_REGLA r </text:span><text:span text:style-name="T196">SET</text:span><text:span text:style-name="T31"> BACKOFFICE_DESTI_ID = </text:span></text:p>
            <text:p text:style-name="P205">( </text:p>
            <text:p text:style-name="P427"><text:span text:style-name="T31"><text:tab/></text:span><text:span text:style-name="T196">SELECT</text:span><text:span text:style-name="T31"> ID </text:span></text:p>
            <text:p text:style-name="P427"><text:span text:style-name="T31"><text:tab/></text:span><text:span text:style-name="T196">FROM</text:span><text:span text:style-name="T31"> DIS_BACKOFFICE b</text:span></text:p>
            <text:p text:style-name="P427"><text:span text:style-name="T31"><text:tab/></text:span><text:span text:style-name="T196">WHERE</text:span><text:span text:style-name="T31"> ROWNUM = </text:span><text:span text:style-name="T164">1</text:span></text:p>
            <text:p text:style-name="P427"><text:span text:style-name="T31"><text:tab/> <text:tab/></text:span><text:span text:style-name="T196">AND</text:span><text:span text:style-name="T31"> r.TIPUS_BACKOFFICE = b.TIPUS </text:span></text:p>
            <text:p text:style-name="P427"><text:span text:style-name="T31"><text:tab/> <text:tab/></text:span><text:span text:style-name="T196">AND</text:span><text:span text:style-name="T31"> (r.BACKOFFICE_CODI = b.CODI)</text:span></text:p>
            <text:p text:style-name="P427"><text:span text:style-name="T31"><text:tab/> <text:tab/></text:span><text:span text:style-name="T196">AND</text:span><text:span text:style-name="T31"> r.URL = b.URL </text:span></text:p>
            <text:p text:style-name="P427"><text:span text:style-name="T31"><text:tab/> <text:tab/></text:span><text:span text:style-name="T196">AND</text:span><text:span text:style-name="T31"> r.ENTITAT_ID = b.ENTITAT_ID</text:span></text:p>
            <text:p text:style-name="P427"><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5">)</text:p>
            <text:p text:style-name="P205"><text:span text:style-name="T197">WHERE</text:span> R.BACKOFFICE_CODI <text:span text:style-name="T197">IS</text:span> <text:span text:style-name="T197">NOT</text:span> <text:span text:style-name="T197">NULL</text:span><text:span text:style-name="T202">;</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4007611677" text:style-name="L48">
        <text:list-item>
          <text:p text:style-name="P808">Sense canvis</text:p>
        </text:list-item>
      </text:list>
      <text:p text:style-name="P444"/>
      <text:list xml:id="list82128998322856" text:continue-list="list82130612203988" text:style-name="Outline">
        <text:list-item>
          <text:list>
            <text:list-header>
              <text:h text:style-name="P676" text:outline-level="2" text:is-list-header="true"><text:bookmark-start text:name="__RefHeading___Toc387429_3965979134"/><text:span text:style-name="T15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6">Data: 2020.12.0<text:span text:style-name="T205">3</text:span> 15:00h</text:p>
      <text:p text:style-name="P326"/>
      <text:p text:style-name="P375">Resum: <text:span text:style-name="T191">M</text:span>illores visuals<text:span text:style-name="T204"> i botons d'accions i navegació en el detall de les anotacions.</text:span></text:p>
      <text:p text:style-name="P326"/>
      <text:p text:style-name="P473">Canvis i millores:</text:p>
      <text:list xml:id="list82129936321549" text:continue-list="list82130318279618"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1884067596"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5"/>
      <text:p text:style-name="P449">Base de dades:<text:span text:style-name="T5"> </text:span></text:p>
      <text:list xml:id="list2836635795" text:style-name="L50">
        <text:list-item>
          <text:p text:style-name="P809">Sense canvis</text:p>
        </text:list-item>
      </text:list>
      <text:p text:style-name="P443"/>
      <text:p text:style-name="P43"><text:span text:style-name="T6">Propietats globals</text:span>: </text:p>
      <text:list xml:id="list82130896523781" text:continue-numbering="true" text:style-name="L50">
        <text:list-item>
          <text:p text:style-name="P809">Sense canvis</text:p>
        </text:list-item>
      </text:list>
      <text:list xml:id="list82129742610759" text:continue-list="list82128998322856" text:style-name="Outline">
        <text:list-item>
          <text:list>
            <text:list-header>
              <text:h text:style-name="P677" text:outline-level="2" text:is-list-header="true"><text:bookmark-start text:name="__RefHeading___Toc210152_2228722299"/><text:span text:style-name="T15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8">Data: <text:span text:style-name="T206">13</text:span>/0<text:span text:style-name="T206">1</text:span>/202<text:span text:style-name="T206">1</text:span></text:p>
      <text:p text:style-name="P45"/>
      <text:list xml:id="list82130077794664" text:continue-list="list82129869989550" text:style-name="L22">
        <text:list-item>
          <text:p text:style-name="P792"><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1"/>
      <text:p text:style-name="P102">Base de dades:<text:span text:style-name="T5"> </text:span></text:p>
      <text:list xml:id="list3917249521" text:style-name="L51">
        <text:list-item>
          <text:p text:style-name="P848">S<text:span text:style-name="T177">ense canvis</text:span></text:p>
        </text:list-item>
      </text:list>
      <text:p text:style-name="P102"/>
      <text:p text:style-name="P45"><text:soft-page-break/><text:span text:style-name="T6">Propietats globals</text:span>: </text:p>
      <text:list xml:id="list1366763014" text:style-name="L52">
        <text:list-item>
          <text:p text:style-name="P813">Sense canvis</text:p>
        </text:list-item>
      </text:list>
      <text:p text:style-name="P450"/>
      <text:list xml:id="list82129060207965" text:continue-list="list82129742610759" text:style-name="Outline">
        <text:list-item>
          <text:list>
            <text:list-header>
              <text:h text:style-name="P678" text:outline-level="2" text:is-list-header="true"><text:bookmark-start text:name="__RefHeading___Toc210154_2228722299"/><text:span text:style-name="T15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9">Data: <text:span text:style-name="T207">11</text:span>/0<text:span text:style-name="T206">2</text:span>/202<text:span text:style-name="T206">1 13:00h</text:span></text:p>
      <text:p text:style-name="P329"/>
      <text:p text:style-name="P330"><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9"/>
      <text:p text:style-name="P475">Canvis i millores:</text:p>
      <text:list xml:id="list82129449622890" text:continue-list="list82129936321549"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2750086065"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208950113" text:style-name="L54">
        <text:list-item>
          <text:p text:style-name="P849">S<text:span text:style-name="T177">ense canvis</text:span></text:p>
        </text:list-item>
      </text:list>
      <text:p text:style-name="P103"/>
      <text:p text:style-name="P46"><text:span text:style-name="T6">Propietats globals</text:span>: </text:p>
      <text:list xml:id="list2182827560"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82129852107953" text:continue-list="list2362879515"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82128821191545" text:continue-list="list82129060207965" text:style-name="Outline">
        <text:list-item>
          <text:list>
            <text:list-header>
              <text:h text:style-name="P679" text:outline-level="2" text:is-list-header="true"><text:bookmark-start text:name="__RefHeading___Toc182672_83721363"/><text:span text:style-name="T15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82130001619805" text:continue-list="list82129449622890" text:style-name="L36">
        <text:list-item>
          <text:p text:style-name="P890"><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7"/>
      <text:p text:style-name="P104">Base de dades:<text:span text:style-name="T5"> </text:span></text:p>
      <text:list xml:id="list1482153777"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82130563479333" text:continue-list="list82128821191545" text:style-name="Outline">
        <text:list-item>
          <text:list>
            <text:list-header>
              <text:h text:style-name="P680" text:outline-level="2" text:is-list-header="true"><text:bookmark-start text:name="__RefHeading___Toc248294_83721363"/><text:span text:style-name="T15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2">Data: <text:span text:style-name="T215">21</text:span>/<text:span text:style-name="T214">04</text:span>/2021 <text:span text:style-name="T210">13</text:span>:00h</text:p>
      <text:p text:style-name="P332"/>
      <text:p text:style-name="P378">Resum: <text:span text:style-name="T211">Processament d'anotacions pendent d'Arxiu en paral·lel. Millores de navegació i unificació del llistat d'anotacions per usuaris i administradors.</text:span></text:p>
      <text:p text:style-name="P332"/>
      <text:p text:style-name="P477">Canvis i millores:</text:p>
      <text:list xml:id="list82129772540430" text:continue-list="list82130001619805"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82129355657115"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8"/>
      <text:p text:style-name="P47"><text:span text:style-name="T6">Propietats globals</text:span>: </text:p>
      <text:list xml:id="list82129049398867" text:continue-list="list2182827560" text:style-name="L55">
        <text:list-item>
          <text:p text:style-name="P895">Per tal d'emprar l'API de firma simple s'ha de canviar la configuració del plugin de signatura i afegir propietats d'autenticació.</text:p>
        </text:list-item>
        <text:list-item>
          <text:p text:style-name="P864"><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896">Per especificar opcionalment el perfil de firma a emprar en la firma simple en el servidor.</text:p>
        </text:list-item>
      </text:list>
      <text:list xml:id="list2868787956"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82130312193131" text:continue-list="list1482153777"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82130925538303" text:continue-list="list82130563479333" text:style-name="Outline">
        <text:list-item>
          <text:list>
            <text:list-header>
              <text:h text:style-name="P667"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82129429405921" text:continue-list="list82129742775335"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2"/>
      <text:p text:style-name="P106">Base de dades:<text:span text:style-name="T5"> </text:span></text:p>
      <text:list xml:id="list72396700" text:style-name="L58">
        <text:list-item>
          <text:p text:style-name="P765">Sense canvis</text:p>
        </text:list-item>
      </text:list>
      <text:p text:style-name="P106"/>
      <text:p text:style-name="P48"><text:span text:style-name="T6">Propietats globals</text:span>: </text:p>
      <text:list xml:id="list4280480706" text:style-name="L59">
        <text:list-item>
          <text:p text:style-name="P897">Sense canvis</text:p>
        </text:list-item>
      </text:list>
      <text:p text:style-name="P484"/>
      <text:list xml:id="list82130848637440" text:continue-list="list82130925538303" text:style-name="Outline">
        <text:list-item>
          <text:list>
            <text:list-header>
              <text:h text:style-name="P713" text:outline-level="2" text:is-list-header="true"><text:bookmark-start text:name="__RefHeading___Toc48625_1443764206"/><text:soft-page-break/><text:span text:style-name="T152">Versió 0.9.3</text:span><text:span text:style-name="T95">5</text:span><text:span text:style-name="T15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8">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210100782" text:style-name="L60">
        <text:list-item>
          <text:p text:style-name="P729"><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30"><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9"> </text:span>Filtrat de bústies </text:p>
        </text:list-item>
        <text:list-item>
          <text:p text:style-name="P730"><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4027292559"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1"/>
      <text:p text:style-name="P107">Base de dades:<text:span text:style-name="T5"> </text:span></text:p>
      <text:list xml:id="list4161897055" text:style-name="L62">
        <text:list-item>
          <text:p text:style-name="P766">distribucio_update_0.9.35.sql<text:span text:style-name="T220">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81305648">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7">NULL</text:span><text:span text:style-name="T31">, </text:span></text:p>
            <text:p text:style-name="P424"><text:span text:style-name="T31"><text:s text:c="4"/>BUSTIA_ID <text:s text:c="10"/>NUMBER(19,0) <text:s text:c="7"/></text:span><text:span text:style-name="T62">NOT</text:span><text:span text:style-name="T31"> </text:span><text:span text:style-name="T147">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2436469719" text:style-name="L63">
        <text:list-item>
          <text:p text:style-name="P898">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681294416">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82129690715136" text:continue-list="list82129451089480" text:style-name="L31">
        <text:list-item>
          <text:p text:style-name="P862"><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82130195398292" text:continue-list="list82130848637440" text:style-name="Outline">
        <text:list-item>
          <text:list>
            <text:list-header>
              <text:h text:style-name="P681" text:outline-level="2" text:is-list-header="true"><text:bookmark-start text:name="__RefHeading___Toc47608_4047943807"/><text:span text:style-name="T15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3">Data: <text:span text:style-name="T206">31</text:span>/0<text:span text:style-name="T206">5</text:span>/202<text:span text:style-name="T206">1</text:span></text:p>
      <text:p text:style-name="P333"/>
      <text:p text:style-name="P153">Resum: Correcció de l'error de permisos en el processament múltiple pels usuaris.</text:p>
      <text:p text:style-name="P334"/>
      <text:p text:style-name="P500">Errors resolts:</text:p>
      <text:list xml:id="list2928463296" text:style-name="L64">
        <text:list-item>
          <text:p text:style-name="P865"><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2"/>
      <text:p text:style-name="P109">Base de dades:<text:span text:style-name="T5"> </text:span></text:p>
      <text:list xml:id="list806650664" text:style-name="L65">
        <text:list-item>
          <text:p text:style-name="P850">S<text:span text:style-name="T177">ense canvis</text:span></text:p>
        </text:list-item>
      </text:list>
      <text:p text:style-name="P109"/>
      <text:p text:style-name="P50"><text:span text:style-name="T6">Propietats globals</text:span>: </text:p>
      <text:list xml:id="list1640706893" text:style-name="L66">
        <text:list-item>
          <text:p text:style-name="P814">Sense canvis</text:p>
        </text:list-item>
      </text:list>
      <text:p text:style-name="P453"/>
      <text:p text:style-name="P453"/>
      <text:list xml:id="list82130180473924" text:continue-list="list82130195398292" text:style-name="Outline">
        <text:list-item>
          <text:list>
            <text:list-header>
              <text:h text:style-name="P682" text:outline-level="2" text:is-list-header="true"><text:bookmark-start text:name="__RefHeading___Toc257433_4047943807"/><text:soft-page-break/><text:span text:style-name="T15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5">Data: <text:span text:style-name="T206">01</text:span>/<text:span text:style-name="T223">07</text:span>/202<text:span text:style-name="T206">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1187765303" text:style-name="L67">
        <text:list-item>
          <text:p text:style-name="P901"><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5"> </text:span>Millores en el llistat d'assentaments </text:p>
        </text:list-item>
      </text:list>
      <text:p text:style-name="P501">Errors resolts:</text:p>
      <text:list xml:id="list82129830387196" text:continue-list="list2928463296" text:style-name="L64">
        <text:list-item>
          <text:p text:style-name="P866"><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3"/>
      <text:p text:style-name="P110">Base de dades:<text:span text:style-name="T5"> </text:span></text:p>
      <text:list xml:id="list2947309589"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681297584">
          <table:table-cell table:style-name="Table8.A1" office:value-type="string">
            <text:p text:style-name="P424"><text:span text:style-name="T226">-</text:span><text:span text:style-name="T227">-</text:span><text:span text:style-name="T226">#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2905450187" text:style-name="L69">
        <text:list-item>
          <text:p text:style-name="P815">N<text:span text:style-name="T22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681285776">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2446158518"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4">Exemple de usuari i passord per un backoffice a nivell de propietats.</text:span></text:p>
      <table:table table:name="Table10" table:style-name="Table10">
        <table:table-column table:style-name="Table10.A"/>
        <table:table-row table:style-name="TableLine681299888">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4">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82129908108080" text:continue-list="list82130180473924" text:style-name="Outline">
        <text:list-item>
          <text:list>
            <text:list-header>
              <text:h text:style-name="P683" text:outline-level="2" text:is-list-header="true"><text:bookmark-start text:name="__RefHeading___Toc60504_2052141439"/><text:span text:style-name="T15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6">Data: <text:span text:style-name="T229">08</text:span>/<text:span text:style-name="T223">09</text:span>/202<text:span text:style-name="T206">1 12:00h</text:span></text:p>
      <text:p text:style-name="P336"/>
      <text:p text:style-name="P155">Resum: Configuració via aplicació, fitxers tècnics ocults per l'usuari, vista de moviments, millores de navegació</text:p>
      <text:p text:style-name="P336"/>
      <text:p text:style-name="P533">Millores incloses:</text:p>
      <text:list xml:id="list82129152228208" text:continue-list="list1187765303"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4183303518"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4"/>
      <text:p text:style-name="P111">Base de dades:<text:span text:style-name="T5"> </text:span></text:p>
      <text:list xml:id="list82129079895452" text:continue-list="list2947309589" text:style-name="L68">
        <text:list-item>
          <text:p text:style-name="P905">distribucio_update_0.9.3<text:span text:style-name="T230">7</text:span>.sql (Oracle)</text:p>
        </text:list-item>
      </text:list>
      <text:p text:style-name="P535"/>
      <table:table table:name="Tabela7" table:style-name="Tabela7">
        <table:table-column table:style-name="Tabela7.A"/>
        <table:table-row table:style-name="TableLine681281168">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1996568319" text:style-name="L72">
        <text:list-header>
          <text:p text:style-name="P816"/>
        </text:list-header>
      </text:list>
      <table:table table:name="Tabela8" table:style-name="Tabela8">
        <table:table-column table:style-name="Tabela8.A"/>
        <table:table-row table:style-name="TableLine681292400">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82130136773285" text:continue-list="list82129908108080" text:style-name="Outline">
        <text:list-item>
          <text:list>
            <text:list-header>
              <text:h text:style-name="P684" text:outline-level="2" text:is-list-header="true"><text:bookmark-start text:name="__RefHeading___Toc51178_3323466580"/><text:span text:style-name="T15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7">Data: <text:span text:style-name="T206">14</text:span>/0<text:span text:style-name="T206">9</text:span>/202<text:span text:style-name="T206">1 16:00h</text:span></text:p>
      <text:p text:style-name="P337"/>
      <text:p text:style-name="P156">Resum: Correcció de l'error pel qual es filtraven malament els fitxers tècnics en el detall per usuaris.</text:p>
      <text:p text:style-name="P337"/>
      <text:p text:style-name="P503"><text:soft-page-break/>Errors resolts:</text:p>
      <text:list xml:id="list82130802821367" text:continue-list="list82129830387196" text:style-name="L64">
        <text:list-item>
          <text:p text:style-name="P795">N<text:span text:style-name="T232">o es mostren els annexos de tipus document adjunt al formulari i sí es mostren els documents tècnics per a usuaris.</text:span></text:p>
        </text:list-item>
      </text:list>
      <text:p text:style-name="P285"/>
      <text:p text:style-name="P112">Base de dades:<text:span text:style-name="T5"> </text:span></text:p>
      <text:list xml:id="list2220744697" text:style-name="L73">
        <text:list-item>
          <text:p text:style-name="P851">S<text:span text:style-name="T177">ense canvis</text:span></text:p>
        </text:list-item>
      </text:list>
      <text:p text:style-name="P112"/>
      <text:p text:style-name="P53"><text:span text:style-name="T6">Propietats globals</text:span>: </text:p>
      <text:list xml:id="list126187001" text:style-name="L74">
        <text:list-item>
          <text:p text:style-name="P818">Sense canvis</text:p>
        </text:list-item>
      </text:list>
      <text:p text:style-name="P463"/>
      <text:list xml:id="list82130961701810" text:continue-list="list82130136773285" text:style-name="Outline">
        <text:list-item>
          <text:list>
            <text:list-header>
              <text:h text:style-name="P685" text:outline-level="2" text:is-list-header="true"><text:bookmark-start text:name="__RefHeading___Toc215555_3323466580"/><text:span text:style-name="T15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8">Data: <text:span text:style-name="T233">22</text:span>/0<text:span text:style-name="T206">9</text:span>/202<text:span text:style-name="T206">1 15:00h</text:span></text:p>
      <text:p text:style-name="P338"/>
      <text:p text:style-name="P157">Resum: Correcció de l'error pel qual no es poden processar múltiples registres per usuaris no administradors.</text:p>
      <text:p text:style-name="P338"/>
      <text:p text:style-name="P504">Errors resolts:</text:p>
      <text:list xml:id="list82129907469703" text:continue-list="list82130802821367" text:style-name="L64">
        <text:list-item>
          <text:p text:style-name="P796"><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1826263300" text:style-name="L75">
        <text:list-item>
          <text:p text:style-name="P852">S<text:span text:style-name="T177">ense canvis</text:span></text:p>
        </text:list-item>
      </text:list>
      <text:p text:style-name="P113"/>
      <text:p text:style-name="P54"><text:span text:style-name="T6">Propietats globals</text:span>: </text:p>
      <text:list xml:id="list2050414581" text:style-name="L76">
        <text:list-item>
          <text:p text:style-name="P819">Sense canvis</text:p>
        </text:list-item>
      </text:list>
      <text:p text:style-name="P464"/>
      <text:list xml:id="list82130781376224" text:continue-list="list82130961701810" text:style-name="Outline">
        <text:list-item>
          <text:list>
            <text:list-header>
              <text:h text:style-name="P686" text:outline-level="2" text:is-list-header="true"><text:bookmark-start text:name="__RefHeading___Toc125562_3002973793"/><text:span text:style-name="T15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9">Data: <text:span text:style-name="T206">19</text:span>/<text:span text:style-name="T234">11</text:span>/202<text:span text:style-name="T206">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1322466106" text:style-name="L77">
        <text:list-item>
          <text:p text:style-name="P906"><text:a xlink:type="simple" xlink:href="https://github.com/GovernIB/distribucio/issues/167" text:style-name="Internet_20_link" text:visited-style-name="Visited_20_Internet_20_Link">#167</text:a><text:span text:style-name="T235">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6"> </text:span>Recordar perfil de l'usuari </text:p>
        </text:list-item>
        <text:list-item>
          <text:p text:style-name="P870"><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5"/>
      <text:p text:style-name="P505">Errors resolts:</text:p>
      <text:list xml:id="list82130530224379" text:continue-list="list82129907469703" text:style-name="L64">
        <text:list-item>
          <text:p text:style-name="P797">#391 Afegir comprovació de la signatura dels documents signats per portafib </text:p>
        </text:list-item>
      </text:list>
      <text:p text:style-name="P287"/>
      <text:p text:style-name="P114">Base de dades:<text:span text:style-name="T5"> </text:span></text:p>
      <text:list xml:id="list3541276180" text:style-name="L78">
        <text:list-item>
          <text:p text:style-name="P853">distribucio_update_0.9.38.sql (Oracle)</text:p>
        </text:list-item>
      </text:list>
      <table:table table:name="Table11" table:style-name="Table11">
        <table:table-column table:style-name="Table11.A"/>
        <table:table-row table:style-name="TableLine681300752">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ANOTACIONS <text:s text:c="14"/>NUMBER(19)<text:tab/> <text:s text:c="3"/></text:span><text:span text:style-name="T62">NOT</text:span><text:span text:style-name="T31"> </text:span><text:span text:style-name="T147">NULL</text:span><text:span text:style-name="T31">,</text:span></text:p>
            <text:p text:style-name="P424"><text:span text:style-name="T31"><text:s text:c="4"/>ANOTACIONS_TOTAL <text:s text:c="8"/>NUMBER(19)<text:tab/> <text:s text:c="3"/></text:span><text:span text:style-name="T62">NOT</text:span><text:span text:style-name="T31"> </text:span><text:span text:style-name="T147">NULL</text:span><text:span text:style-name="T31">,</text:span></text:p>
            <text:p text:style-name="P424"><text:span text:style-name="T31"><text:s text:c="4"/>REENVIAMENTS <text:s text:c="12"/>NUMBER(19)<text:tab/> <text:s text:c="3"/></text:span><text:span text:style-name="T62">NOT</text:span><text:span text:style-name="T31"> </text:span><text:span text:style-name="T147">NULL</text:span><text:span text:style-name="T31">,</text:span></text:p>
            <text:p text:style-name="P424"><text:span text:style-name="T31"><text:s text:c="4"/>EMAILS <text:s text:c="18"/>NUMBER(19)<text:tab/> <text:s text:c="3"/></text:span><text:span text:style-name="T62">NOT</text:span><text:span text:style-name="T31"> </text:span><text:span text:style-name="T147">NULL</text:span><text:span text:style-name="T31">,</text:span></text:p>
            <text:p text:style-name="P424"><text:span text:style-name="T31"><text:s text:c="4"/>JUSTIFICANTS <text:s text:c="12"/>NUMBER(19)<text:tab/> <text:s text:c="3"/></text:span><text:span text:style-name="T62">NOT</text:span><text:span text:style-name="T31"> </text:span><text:span text:style-name="T147">NULL</text:span><text:span text:style-name="T31">,</text:span></text:p>
            <text:p text:style-name="P424"><text:span text:style-name="T31"><text:s text:c="4"/>ANNEXOS <text:s text:c="17"/>NUMBER(19)<text:tab/> <text:s text:c="3"/></text:span><text:span text:style-name="T62">NOT</text:span><text:span text:style-name="T31"> </text:span><text:span text:style-name="T147">NULL</text:span><text:span text:style-name="T31">,</text:span></text:p>
            <text:p text:style-name="P424"><text:span text:style-name="T31"><text:s text:c="4"/>BUSTIES <text:s text:c="17"/>NUMBER(19)<text:tab/> <text:s text:c="3"/></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CORRECTE <text:s text:c="16"/>NUMBER(19)<text:tab/> <text:s text:c="3"/></text:span><text:span text:style-name="T62">NOT</text:span><text:span text:style-name="T31"> </text:span><text:span text:style-name="T147">NULL</text:span><text:span text:style-name="T31">,</text:span></text:p>
            <text:p text:style-name="P424"><text:span text:style-name="T31"><text:s text:c="4"/>CORRECTE_TOTAL <text:s text:c="10"/>NUMBER(19)<text:tab/> <text:s text:c="3"/></text:span><text:span text:style-name="T62">NOT</text:span><text:span text:style-name="T31"> </text:span><text:span text:style-name="T147">NULL</text:span><text:span text:style-name="T31">,</text:span></text:p>
            <text:p text:style-name="P424"><text:span text:style-name="T31"><text:s text:c="4"/>ERROR <text:s text:c="19"/>NUMBER(19)<text:tab/> <text:s text:c="3"/></text:span><text:span text:style-name="T62">NOT</text:span><text:span text:style-name="T31"> </text:span><text:span text:style-name="T147">NULL</text:span><text:span text:style-name="T31">,</text:span></text:p>
            <text:p text:style-name="P424"><text:span text:style-name="T31"><text:s text:c="4"/>ERROR_TOTAL <text:s text:c="13"/>NUMBER(19)<text:tab/> <text:s text:c="3"/></text:span><text:span text:style-name="T62">NOT</text:span><text:span text:style-name="T31"> </text:span><text:span text:style-name="T147">NULL</text:span><text:span text:style-name="T31">,</text:span></text:p>
            <text:p text:style-name="P424"><text:span text:style-name="T31"><text:s text:c="4"/>TOTAL <text:s text:c="19"/>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BUSTIA_ID <text:s text:c="15"/>NUMBER(19) <text:s text:c="4"/></text:span><text:span text:style-name="T62">NOT</text:span><text:span text:style-name="T31"> </text:span><text:span text:style-name="T147">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span text:style-name="T31">,</text:span></text:p>
            <text:p text:style-name="P424"><text:span text:style-name="T31"><text:s text:c="4"/>USUARIS_PERMIS <text:s text:c="10"/>NUMBER(19)<text:tab/> <text:s text:c="3"/></text:span><text:span text:style-name="T62">NOT</text:span><text:span text:style-name="T31"> </text:span><text:span text:style-name="T147">NULL</text:span><text:span text:style-name="T31">,</text:span></text:p>
            <text:p text:style-name="P424"><text:span text:style-name="T31"><text:s text:c="4"/>USUARIS_ROL <text:s text:c="13"/>NUMBER(19)<text:tab/> <text:s text:c="3"/></text:span><text:span text:style-name="T62">NOT</text:span><text:span text:style-name="T31"> </text:span><text:span text:style-name="T147">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7">NULL</text:span><text:span text:style-name="T31">,</text:span></text:p>
            <text:p text:style-name="P424"><text:span text:style-name="T31"><text:s text:c="4"/>ENTITAT <text:s text:c="16"/>NUMBER(19) <text:s text:c="12"/></text:span><text:span text:style-name="T62">NOT</text:span><text:span text:style-name="T31"> </text:span><text:span text:style-name="T147">NULL</text:span><text:span text:style-name="T31">,</text:span></text:p>
            <text:p text:style-name="P424"><text:soft-page-break/><text:span text:style-name="T31"><text:s text:c="4"/>BUSTIA <text:s text:c="17"/>NUMBER(19) <text:s text:c="12"/></text:span><text:span text:style-name="T62">NOT</text:span><text:span text:style-name="T31"> </text:span><text:span text:style-name="T147">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4">'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1266009442"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82129824525031" text:continue-list="list82130781376224" text:style-name="Outline">
        <text:list-item>
          <text:list>
            <text:list-header>
              <text:h text:style-name="P687" text:outline-level="2" text:is-list-header="true"><text:bookmark-start text:name="__RefHeading___Toc140729_35401148061"/><text:span text:style-name="T15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0">Data: <text:span text:style-name="T239">10</text:span>/<text:span text:style-name="T234">12</text:span>/202<text:span text:style-name="T206">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82130389590508" text:continue-list="list1322466106" text:style-name="L77">
        <text:list-item>
          <text:p text:style-name="P873"><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40"/>
      <text:list xml:id="list82130896213390" text:continue-numbering="true" text:style-name="L77">
        <text:list-item>
          <text:p text:style-name="P873"><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6"/>
      <text:p text:style-name="P506">Errors resolts:</text:p>
      <text:list xml:id="list3703250681" text:style-name="L80">
        <text:list-item>
          <text:p text:style-name="P798"><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8"/>
      <text:p text:style-name="P115">Base de dades:<text:span text:style-name="T5"> </text:span></text:p>
      <text:list xml:id="list3762311915" text:style-name="L81">
        <text:list-item>
          <text:p text:style-name="P854">distribucio_update_0.9.39.sql (Oracle)</text:p>
        </text:list-item>
      </text:list>
      <table:table table:name="Table13" table:style-name="Table13">
        <table:table-column table:style-name="Table13.A"/>
        <table:table-row table:style-name="TableLine681299024">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1">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7"/>
          </table:table-cell>
        </table:table-row>
      </table:table>
      <text:p text:style-name="P542"/>
      <text:p text:style-name="P115"/>
      <text:p text:style-name="P56"><text:span text:style-name="T6">Propietats globals</text:span>: </text:p>
      <text:list xml:id="list1823522878"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0">es.caib.distribucio.tancament.expedient.dies=1</text:span><text:span text:style-name="T161">825</text:span></text:p>
            </text:list-item>
          </text:list>
        </text:list-item>
      </text:list>
      <text:p text:style-name="P575"/>
      <text:list xml:id="list82129141598136" text:continue-list="list82129824525031" text:style-name="Outline">
        <text:list-item>
          <text:list>
            <text:list-header>
              <text:h text:style-name="P688" text:outline-level="2" text:is-list-header="true"><text:bookmark-start text:name="__RefHeading___Toc74811_1561600779"/><text:span text:style-name="T15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1">Data: <text:span text:style-name="T239">26</text:span>/<text:span text:style-name="T234">01</text:span>/202<text:span text:style-name="T241">2 13:00h</text:span></text:p>
      <text:p text:style-name="P341"/>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1"/>
      <text:p text:style-name="P548">Millores incloses:</text:p>
      <text:list xml:id="list82129709183657" text:continue-list="list82130896213390" text:style-name="L77">
        <text:list-item>
          <text:p text:style-name="P83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6"/>
      <text:p text:style-name="P507">Errors resolts:</text:p>
      <text:p text:style-name="P416"/>
      <text:list xml:id="list1531784877" text:style-name="L83">
        <text:list-item>
          <text:p text:style-name="P835"><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9"/>
      <text:p text:style-name="P116">Base de dades:<text:span text:style-name="T5"> </text:span></text:p>
      <text:list xml:id="list3852055185" text:style-name="L84">
        <text:list-item>
          <text:p text:style-name="P912">Sense canvis</text:p>
        </text:list-item>
      </text:list>
      <text:p text:style-name="P116"/>
      <text:p text:style-name="P57"><text:span text:style-name="T6">Propietats globals</text:span>: </text:p>
      <text:list xml:id="list3932623282" text:style-name="L85">
        <text:list-item>
          <text:p text:style-name="P821">S<text:span text:style-name="T244">ense canvis</text:span></text:p>
        </text:list-item>
      </text:list>
      <text:p text:style-name="P466"/>
      <text:list xml:id="list82129294990144" text:continue-list="list82129141598136" text:style-name="Outline">
        <text:list-item>
          <text:list>
            <text:list-header>
              <text:h text:style-name="P689" text:outline-level="2" text:is-list-header="true"><text:bookmark-start text:name="__RefHeading___Toc153733_2420514845"/><text:span text:style-name="T15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2">Data: <text:span text:style-name="T239">01</text:span>/<text:span text:style-name="T234">02</text:span>/202<text:span text:style-name="T241">2 13:00h</text:span></text:p>
      <text:p text:style-name="P342"/>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82129612249289" text:continue-list="list82129709183657" text:style-name="L77">
        <text:list-item>
          <text:p text:style-name="P917">Cap</text:p>
        </text:list-item>
      </text:list>
      <text:p text:style-name="P508">Errors resolts:</text:p>
      <text:p text:style-name="P417"/>
      <text:list xml:id="list873611747" text:style-name="L86">
        <text:list-item>
          <text:p text:style-name="P836"><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90"/>
      <text:p text:style-name="P117">Base de dades:<text:span text:style-name="T5"> </text:span></text:p>
      <text:list xml:id="list1217592355" text:style-name="L87">
        <text:list-item>
          <text:p text:style-name="P913">Sense canvis</text:p>
        </text:list-item>
      </text:list>
      <text:p text:style-name="P117"/>
      <text:p text:style-name="P58"><text:span text:style-name="T6">Propietats globals</text:span>: </text:p>
      <text:list xml:id="list4208983989" text:style-name="L88">
        <text:list-item>
          <text:p text:style-name="P822">S<text:span text:style-name="T244">ense canvis</text:span></text:p>
        </text:list-item>
      </text:list>
      <text:p text:style-name="P467"/>
      <text:list xml:id="list82129449306651" text:continue-list="list82129294990144" text:style-name="Outline">
        <text:list-item>
          <text:list>
            <text:list-header>
              <text:h text:style-name="P690" text:outline-level="2" text:is-list-header="true"><text:bookmark-start text:name="__RefHeading___Toc94619_1143039690"/><text:span text:style-name="T15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3">Data: <text:span text:style-name="T246">0</text:span><text:span text:style-name="T247">9</text:span>/<text:span text:style-name="T234">03</text:span>/202<text:span text:style-name="T241">2 </text:span><text:span text:style-name="T247">09</text:span><text:span text:style-name="T241">:00h</text:span></text:p>
      <text:p text:style-name="P343"/>
      <text:p text:style-name="P162">Resum: Revisió de la petició de descàrrega de la documentació .zip per millorar el temps de generació i descàrrega.</text:p>
      <text:p text:style-name="P343"/>
      <text:p text:style-name="P550">Millores incloses:</text:p>
      <text:list xml:id="list82129742159878" text:continue-list="list82129612249289" text:style-name="L77">
        <text:list-item>
          <text:p text:style-name="P918">Cap</text:p>
        </text:list-item>
      </text:list>
      <text:p text:style-name="P509"><text:soft-page-break/>Errors resolts:</text:p>
      <text:p text:style-name="P418"/>
      <text:list xml:id="list1335413950" text:style-name="L89">
        <text:list-item>
          <text:p text:style-name="P83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1"/>
      <text:p text:style-name="P118">Base de dades:<text:span text:style-name="T5"> </text:span></text:p>
      <text:list xml:id="list82130175313464" text:continue-list="list3762311915" text:style-name="L81">
        <text:list-item>
          <text:p text:style-name="P855">distribucio_update_0.9.<text:span text:style-name="T248">40.2</text:span>.sql (Oracle)</text:p>
        </text:list-item>
      </text:list>
      <table:table table:name="Table12" table:style-name="Table12">
        <table:table-column table:style-name="Table12.A"/>
        <table:table-row table:style-name="TableLine681294992">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2135452427"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81326960">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82131023406784" text:continue-list="list82129449306651" text:style-name="Outline">
        <text:list-item>
          <text:list>
            <text:list-header>
              <text:h text:style-name="P691" text:outline-level="2" text:is-list-header="true"><text:bookmark-start text:name="__RefHeading___Toc167334_2409209563"/><text:span text:style-name="T15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4">Data: <text:span text:style-name="T252">22</text:span>/<text:span text:style-name="T234">03</text:span>/202<text:span text:style-name="T241">2 </text:span><text:span text:style-name="T249">1</text:span><text:span text:style-name="T252">3</text:span><text:span text:style-name="T241">:00h</text:span></text:p>
      <text:p text:style-name="P344"/>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82130783661525" text:continue-list="list82129742159878" text:style-name="L77">
        <text:list-item>
          <text:p text:style-name="P919"><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19"><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19"><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10">Errors resolts:</text:p>
      <text:p text:style-name="P419"/>
      <text:list xml:id="list1618966" text:style-name="L91">
        <text:list-item>
          <text:p text:style-name="P83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3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2"/>
      <text:p text:style-name="P120">Base de dades:<text:span text:style-name="T5"> </text:span></text:p>
      <text:list xml:id="list1920818842" text:style-name="L92">
        <text:list-item>
          <text:p text:style-name="P856">distribucio_update_0.9.<text:span text:style-name="T248">4</text:span><text:span text:style-name="T250">1</text:span>.sql (Oracle)</text:p>
        </text:list-item>
      </text:list>
      <table:table table:name="Table15" table:style-name="Table15">
        <table:table-column table:style-name="Table15.A"/>
        <table:table-row table:style-name="TableLine681304208">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1919359053"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81317744">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82129642201315" text:continue-list="list82131023406784" text:style-name="Outline">
        <text:list-item>
          <text:list>
            <text:list-header>
              <text:h text:style-name="P692" text:outline-level="2" text:is-list-header="true"><text:bookmark-start text:name="__RefHeading___Toc263258_3767406981"/><text:span text:style-name="T15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5">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5"/>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82129706167568" text:continue-list="list82130783661525" text:style-name="L77">
        <text:list-item>
          <text:p text:style-name="P920"><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0"><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11">Errors resolts:</text:p>
      <text:list xml:id="list1568637534" text:style-name="L94">
        <text:list-item>
          <text:p text:style-name="P83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2346195922" text:style-name="L95">
        <text:list-item>
          <text:p text:style-name="P857">distribucio_update_0.9.<text:span text:style-name="T248">4</text:span><text:span text:style-name="T260">2</text:span>.sql (Oracle)</text:p>
        </text:list-item>
      </text:list>
      <table:table table:name="Table17" table:style-name="Table17">
        <table:table-column table:style-name="Table17.A"/>
        <table:table-row table:style-name="TableLine681299312">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3287821182"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681309680">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82129348578855" text:continue-list="list82129642201315" text:style-name="Outline">
        <text:list-item>
          <text:list>
            <text:list-header>
              <text:h text:style-name="P693" text:outline-level="2" text:is-list-header="true"><text:bookmark-start text:name="__RefHeading___Toc104629_767525243"/><text:soft-page-break/><text:span text:style-name="T152">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6">Data: <text:span text:style-name="T264">26</text:span>/<text:span text:style-name="T234">0</text:span><text:span text:style-name="T264">5</text:span>/202<text:span text:style-name="T241">2 1</text:span><text:span text:style-name="T264">7</text:span><text:span text:style-name="T241">:00h</text:span></text:p>
      <text:p text:style-name="P346"/>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82129191484366" text:continue-list="list82129706167568"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3312577973" text:style-name="L97">
        <text:list-item>
          <text:p text:style-name="P931">Cap</text:p>
        </text:list-item>
      </text:list>
      <text:p text:style-name="P294"/>
      <text:p text:style-name="P122">Base de dades:<text:span text:style-name="T5"> </text:span></text:p>
      <text:list xml:id="list663050921" text:style-name="L98">
        <text:list-item>
          <text:p text:style-name="P914">Sense canvis</text:p>
        </text:list-item>
      </text:list>
      <text:p text:style-name="P122"/>
      <text:p text:style-name="P62"><text:span text:style-name="T6">Propietats globals</text:span>: </text:p>
      <text:list xml:id="list2156006583" text:style-name="L99">
        <text:list-item>
          <text:p text:style-name="P823">S<text:span text:style-name="T244">ense canvis</text:span></text:p>
        </text:list-item>
      </text:list>
      <text:p text:style-name="P468"/>
      <text:p text:style-name="P468"/>
      <text:list xml:id="list82129895200057" text:continue-list="list82129348578855" text:style-name="Outline">
        <text:list-item>
          <text:list>
            <text:list-header>
              <text:h text:style-name="P694" text:outline-level="2" text:is-list-header="true"><text:bookmark-start text:name="__RefHeading___Toc76854_849673795"/><text:span text:style-name="T152">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7">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7"/>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82130673654365" text:continue-list="list82129191484366" text:style-name="L77">
        <text:list-item>
          <text:p text:style-name="P928"><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0"><text:s/></text:p>
        </text:list-item>
      </text:list>
      <text:p text:style-name="P513">Errors resolts:</text:p>
      <text:p text:style-name="P422"/>
      <text:list xml:id="list1890878312" text:style-name="L100">
        <text:list-item>
          <text:p text:style-name="P932"><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6"> </text:span>Revisar el filtre de regles</text:p>
        </text:list-item>
        <text:list-item>
          <text:p text:style-name="P933"><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5"/>
      <text:p text:style-name="P123">Base de dades:<text:span text:style-name="T5"> </text:span></text:p>
      <text:list xml:id="list82130254360296" text:continue-list="list4161897055" text:style-name="L62">
        <text:list-item>
          <text:p text:style-name="P767">distribucio_update_0.9.<text:span text:style-name="T267">43</text:span>.sql<text:span text:style-name="T220"> (Oracle)</text:span></text:p>
          <text:list>
            <text:list-item>
              <text:p text:style-name="P900"><text:span text:style-name="T267">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681309104">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3061274475"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681275408">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82130835670287" text:continue-list="list82129895200057" text:style-name="Outline">
        <text:list-item>
          <text:list>
            <text:list-header>
              <text:h text:style-name="P695" text:outline-level="2" text:is-list-header="true"><text:bookmark-start text:name="__RefHeading___Toc79564_2839546416"/><text:span text:style-name="T152">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8">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8"/>
      <text:p text:style-name="P167">Resum: <text:span text:style-name="T275">Correcció per mostrar tots els procediments correctament per a una unitat organitzativa</text:span><text:span text:style-name="T264">.</text:span></text:p>
      <text:p text:style-name="P348"/>
      <text:p text:style-name="P555">Millores incloses:</text:p>
      <text:list xml:id="list82129363567785" text:continue-list="list82130673654365" text:style-name="L77">
        <text:list-item>
          <text:p text:style-name="P949">Cap</text:p>
        </text:list-item>
      </text:list>
      <text:p text:style-name="P514">Errors resolts:</text:p>
      <text:p text:style-name="P423"><text:soft-page-break/></text:p>
      <text:list xml:id="list728508756" text:style-name="L102">
        <text:list-item>
          <text:p text:style-name="P934"><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6"/>
      <text:p text:style-name="P124">Base de dades:<text:span text:style-name="T5"> </text:span></text:p>
      <text:list xml:id="list1646940850" text:style-name="L103">
        <text:list-item>
          <text:p text:style-name="P915">Sense canvis</text:p>
        </text:list-item>
      </text:list>
      <text:p text:style-name="P124"/>
      <text:p text:style-name="P64"><text:span text:style-name="T6">Propietats globals</text:span>:</text:p>
      <text:list xml:id="list82130391814203" text:continue-numbering="true" text:style-name="L103">
        <text:list-item>
          <text:p text:style-name="P916">Sense canvis</text:p>
        </text:list-item>
      </text:list>
      <text:p text:style-name="P488"/>
      <text:p text:style-name="P488"/>
      <text:p text:style-name="P488"/>
      <text:list xml:id="list82130649646935" text:continue-list="list82130835670287" text:style-name="Outline">
        <text:list-item>
          <text:list>
            <text:list-header>
              <text:h text:style-name="P695" text:outline-level="2" text:is-list-header="true"><text:bookmark-start text:name="__RefHeading___Toc79566_2839546416"/><text:span text:style-name="T152">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8">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8"/>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82129371323313" text:continue-list="list82129363567785" text:style-name="L77">
        <text:list-item>
          <text:p text:style-name="P950"><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4">Errors resolts:</text:p>
      <text:p text:style-name="P423"/>
      <text:list xml:id="list849127061" text:style-name="L104">
        <text:list-item>
          <text:p text:style-name="P935"><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6"/>
      <text:p text:style-name="P124">Base de dades:<text:span text:style-name="T5"> </text:span></text:p>
      <text:list xml:id="list1522834864" text:style-name="L105">
        <text:list-item>
          <text:p text:style-name="P768">distribucio_update_0.9.<text:span text:style-name="T267">4</text:span><text:span text:style-name="T278">4</text:span>.sql<text:span text:style-name="T220">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681272240">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82129323022820"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681341072">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82130514079811" text:continue-list="list82130649646935" text:style-name="Outline">
        <text:list-item>
          <text:list>
            <text:list-header>
              <text:h text:style-name="P696" text:outline-level="2" text:is-list-header="true"><text:bookmark-start text:name="__RefHeading___Toc79566_28395464161"/><text:span text:style-name="T152">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9">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9"/>
      <text:p text:style-name="P168">Resum: </text:p>
      <text:p text:style-name="P609">Configuració dels backoffices per comunicar anotacions pendents per API REST.<text:span text:style-name="T288"> Opcions de cerca en anotacions, regles i altres llistats. Correccions i millores de navegació i visuals. </text:span></text:p>
      <text:p text:style-name="P349"/>
      <text:p text:style-name="P21">Versió 0.9.45</text:p>
      <text:p text:style-name="P609"/>
      <text:p text:style-name="P556">Millores incloses:</text:p>
      <text:list xml:id="list82130102872567" text:continue-list="list82129371323313" text:style-name="L77">
        <text:list-item>
          <text:p text:style-name="P951"><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5">Errors resolts:</text:p>
      <text:list xml:id="list2833816096" text:style-name="L106">
        <text:list-item>
          <text:p text:style-name="P936"><text:a xlink:type="simple" xlink:href="https://github.com/GovernIB/distribucio/issues/517" text:style-name="Internet_20_link" text:visited-style-name="Visited_20_Internet_20_Link">#517</text:a><text:span text:style-name="T287"> </text:span>Errors de memòria amb el GC </text:p>
        </text:list-item>
        <text:list-item>
          <text:p text:style-name="P936"><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5"/>
      <text:p text:style-name="P22">Versió 0.9.4<text:span text:style-name="T285">6</text:span></text:p>
      <text:p text:style-name="P557"/>
      <text:p text:style-name="P557"><text:soft-page-break/>Millores incloses:</text:p>
      <text:list xml:id="list82131179279917" text:continue-list="list82130102872567" text:style-name="L77">
        <text:list-item>
          <text:p text:style-name="P951"><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6">Errors resolts:</text:p>
      <text:list xml:id="list2939768240" text:style-name="L107">
        <text:list-item>
          <text:p text:style-name="P957">Cap</text:p>
        </text:list-item>
      </text:list>
      <text:p text:style-name="P297"/>
      <text:p text:style-name="P125">Base de dades:<text:span text:style-name="T5"> </text:span></text:p>
      <text:list xml:id="list2040085004" text:style-name="L108">
        <text:list-item>
          <text:p text:style-name="P769">distribucio_update_0.9.<text:span text:style-name="T267">4</text:span><text:span text:style-name="T286">5</text:span>.sql<text:span text:style-name="T220">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681276848">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4"><text:span text:style-name="T31"><text:s text:c="2"/>CODI <text:s text:c="9"/><text:tab/><text:tab/><text:tab/>VARCHAR2(64)<text:tab/><text:tab/></text:span><text:span text:style-name="T62">NOT</text:span><text:span text:style-name="T31"> </text:span><text:span text:style-name="T147">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3"/>
          </table:table-cell>
        </table:table-row>
      </table:table>
      <text:p text:style-name="P587"/>
      <text:p text:style-name="P125"/>
      <text:p text:style-name="P65"><text:span text:style-name="T6">Propietats globals</text:span>:</text:p>
      <text:list xml:id="list82130749436346" text:continue-numbering="true" text:style-name="L108">
        <text:list-item>
          <text:p text:style-name="P960">Cap.</text:p>
        </text:list-item>
      </text:list>
      <text:p text:style-name="P489"/>
      <text:p text:style-name="P489"/>
      <text:list xml:id="list82130053544412" text:continue-list="list82130514079811" text:style-name="Outline">
        <text:list-item>
          <text:list>
            <text:list-header>
              <text:h text:style-name="P697" text:outline-level="2" text:is-list-header="true"><text:bookmark-start text:name="__RefHeading___Toc79566_283954641611"/><text:soft-page-break/><text:span text:style-name="T152">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0">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50"/>
      <text:p text:style-name="P169">Resum: </text:p>
      <text:p text:style-name="P610"><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10"/>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82129754253743" text:continue-list="list82131179279917" text:style-name="L77">
        <text:list-item>
          <text:p text:style-name="P963">Cap</text:p>
        </text:list-item>
      </text:list>
      <text:p text:style-name="P517">Errors resolts:</text:p>
      <text:list xml:id="list2391792893" text:style-name="L109">
        <text:list-item>
          <text:p text:style-name="P937"><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8"/>
      <text:p text:style-name="P126">Base de dades:<text:span text:style-name="T5"> </text:span></text:p>
      <text:list xml:id="list718686139" text:style-name="L110">
        <text:list-item>
          <text:p text:style-name="P969">Cap canvi.</text:p>
        </text:list-item>
      </text:list>
      <text:p text:style-name="P126"/>
      <text:p text:style-name="P66"><text:span text:style-name="T6">Propietats globals</text:span>:</text:p>
      <text:list xml:id="list82129502368198" text:continue-numbering="true" text:style-name="L110">
        <text:list-item>
          <text:p text:style-name="P961">Cap.</text:p>
        </text:list-item>
      </text:list>
      <text:p text:style-name="P490"/>
      <text:list xml:id="list82129999455007" text:continue-list="list82130053544412" text:style-name="Outline">
        <text:list-item>
          <text:list>
            <text:list-header>
              <text:h text:style-name="P698" text:outline-level="2" text:is-list-header="true"><text:bookmark-start text:name="__RefHeading___Toc79566_2839546416111"/><text:span text:style-name="T152">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1">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82130980963358" text:continue-list="list82129754253743" text:style-name="L77">
        <text:list-item>
          <text:p text:style-name="P964">Cap</text:p>
        </text:list-item>
      </text:list>
      <text:p text:style-name="P518">Errors resolts:</text:p>
      <text:list xml:id="list2225380722" text:style-name="L111">
        <text:list-item>
          <text:p text:style-name="P938"><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9"/>
      <text:p text:style-name="P127">Base de dades:<text:span text:style-name="T5"> </text:span></text:p>
      <text:list xml:id="list2851464310" text:style-name="L112">
        <text:list-item>
          <text:p text:style-name="P970">Cap canvi.</text:p>
        </text:list-item>
      </text:list>
      <text:p text:style-name="P127"/>
      <text:p text:style-name="P67"><text:span text:style-name="T6">Propietats globals</text:span>:</text:p>
      <text:list xml:id="list82129717541863" text:continue-numbering="true" text:style-name="L112">
        <text:list-item>
          <text:p text:style-name="P962"><text:soft-page-break/>Cap.</text:p>
        </text:list-item>
      </text:list>
      <text:p text:style-name="P491"/>
      <text:p text:style-name="P491"/>
      <text:list xml:id="list82131019479747" text:continue-list="list82129999455007" text:style-name="Outline">
        <text:list-item>
          <text:list>
            <text:list-header>
              <text:h text:style-name="P699" text:outline-level="2" text:is-list-header="true"><text:bookmark-start text:name="__RefHeading___Toc79566_28395464161111"/><text:span text:style-name="T152">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2">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2"/>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12"/>
      <text:p text:style-name="P560">Millores incloses:</text:p>
      <text:list xml:id="list82130212870661" text:continue-list="list82130980963358" text:style-name="L77">
        <text:list-item>
          <text:p text:style-name="P96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9">Errors resolts:</text:p>
      <text:list xml:id="list4260542984" text:style-name="L113">
        <text:list-item>
          <text:p text:style-name="P939"><text:a xlink:type="simple" xlink:href="https://github.com/GovernIB/distribucio/issues/517" text:style-name="Internet_20_link" text:visited-style-name="Visited_20_Internet_20_Link">#517</text:a><text:span text:style-name="T297"> </text:span>Errors de memòria amb el GC </text:p>
        </text:list-item>
        <text:list-item>
          <text:p text:style-name="P939"><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300"/>
      <text:p text:style-name="P128">Base de dades:</text:p>
      <text:p text:style-name="P128"/>
      <text:list xml:id="list82129852810018" text:continue-list="list82130749436346" text:style-name="L108">
        <text:list-item>
          <text:p text:style-name="P770">distribucio_update_0.9.<text:span text:style-name="T267">4</text:span><text:span text:style-name="T298">7</text:span>.sql<text:span text:style-name="T220">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681321200">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4"/>
          </table:table-cell>
        </table:table-row>
      </table:table>
      <text:p text:style-name="P588"><text:soft-page-break/></text:p>
      <text:p text:style-name="P68"><text:span text:style-name="T6">Propietats globals</text:span>:</text:p>
      <text:list xml:id="list82130480418480" text:continue-list="list82129323022820"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681258992">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3698415990" text:style-name="L114">
        <text:list-item>
          <text:p text:style-name="P977">Publicada una nova versió del client API REST<text:span text:style-name="T155"> distribucio-rest-client-0.9.47</text:span> per backoffices per mantenir l'autenticac<text:span text:style-name="T300">ió</text:span> per no obrir sessió en cada petició.</text:p>
        </text:list-item>
      </text:list>
      <text:p text:style-name="P493"/>
      <text:list xml:id="list82131126727515" text:continue-list="list82131019479747" text:style-name="Outline">
        <text:list-item>
          <text:list>
            <text:list-header>
              <text:h text:style-name="P700" text:outline-level="2" text:is-list-header="true"><text:bookmark-start text:name="__RefHeading___Toc79566_283954641611111"/><text:span text:style-name="T152">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3"/>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82130161432088" text:continue-list="list82130212870661" text:style-name="L77">
        <text:list-item>
          <text:p text:style-name="P96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6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20">Errors resolts:</text:p>
      <text:list xml:id="list3248488488" text:style-name="L115">
        <text:list-item>
          <text:p text:style-name="P946"><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0"><text:a xlink:type="simple" xlink:href="https://github.com/GovernIB/distribucio/issues/573" text:style-name="Internet_20_link" text:visited-style-name="Visited_20_Internet_20_Link">#573</text:a><text:span text:style-name="T304">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1"/>
      <text:p text:style-name="P129">Base de dades:</text:p>
      <text:p text:style-name="P129"/>
      <text:list xml:id="list1075471400" text:style-name="L116">
        <text:list-item>
          <text:p text:style-name="P771">distribucio_update_0.9.<text:span text:style-name="T267">4</text:span><text:span text:style-name="T305">8</text:span>.sql<text:span text:style-name="T220">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681267056">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7">NULL</text:span><text:span text:style-name="T31">,</text:span></text:p>
            <text:p text:style-name="P424"><text:span text:style-name="T31"><text:s text:c="2"/>CODI <text:s text:c="17"/>VARCHAR2(64) <text:s text:c="11"/></text:span><text:span text:style-name="T62">NOT</text:span><text:span text:style-name="T31"> </text:span><text:span text:style-name="T147">NULL</text:span><text:span text:style-name="T31">,</text:span></text:p>
            <text:p text:style-name="P424"><text:span text:style-name="T31"><text:s text:c="2"/>NOM <text:s text:c="18"/>VARCHAR2(256) <text:s text:c="10"/></text:span><text:span text:style-name="T62">NOT</text:span><text:span text:style-name="T31"> </text:span><text:span text:style-name="T147">NULL</text:span><text:span text:style-name="T31">,</text:span></text:p>
            <text:p text:style-name="P424"><text:span text:style-name="T31"><text:s text:c="2"/>TIPUS <text:s text:c="16"/>NUMBER(10) <text:s text:c="13"/></text:span><text:span text:style-name="T62">NOT</text:span><text:span text:style-name="T31"> </text:span><text:span text:style-name="T147">NULL</text:span><text:span text:style-name="T31">,</text:span></text:p>
            <text:p text:style-name="P424"><text:span text:style-name="T31"><text:s text:c="2"/>MULTIPLICITAT <text:s text:c="8"/>NUMBER(10) <text:s text:c="13"/></text:span><text:span text:style-name="T62">NOT</text:span><text:span text:style-name="T31"> </text:span><text:span text:style-name="T147">NULL</text:span><text:span text:style-name="T31">,</text:span></text:p>
            <text:p text:style-name="P424"><text:span text:style-name="T31"><text:s text:c="2"/>ACTIVA <text:s text:c="15"/>NUMBER(1) <text:s text:c="14"/></text:span><text:span text:style-name="T62">NOT</text:span><text:span text:style-name="T31"> </text:span><text:span text:style-name="T147">NULL</text:span><text:span text:style-name="T31">,</text:span></text:p>
            <text:p text:style-name="P424"><text:span text:style-name="T31"><text:s text:c="2"/>READ_ONLY <text:s text:c="12"/>NUMBER(1) <text:s text:c="14"/></text:span><text:span text:style-name="T62">NOT</text:span><text:span text:style-name="T31"> </text:span><text:span text:style-name="T147">NULL</text:span><text:span text:style-name="T31">,</text:span></text:p>
            <text:p text:style-name="P424"><text:span text:style-name="T31"><text:s text:c="2"/>ORDRE <text:s text:c="16"/>NUMBER(10) <text:s text:c="13"/></text:span><text:span text:style-name="T62">NOT</text:span><text:span text:style-name="T31"> </text:span><text:span text:style-name="T147">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7">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7">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VERSION <text:s text:c="13"/>NUMBER(19) <text:s text:c="14"/></text:span><text:span text:style-name="T62">NOT</text:span><text:span text:style-name="T31"> </text:span><text:span text:style-name="T147">NULL</text:span><text:span text:style-name="T31">,</text:span></text:p>
            <text:p text:style-name="P424"><text:span text:style-name="T31"><text:s text:c="2"/>METADADA_ID <text:s text:c="9"/>NUMBER(19) <text:s text:c="14"/></text:span><text:span text:style-name="T62">NOT</text:span><text:span text:style-name="T31"> </text:span><text:span text:style-name="T147">NULL</text:span><text:span text:style-name="T31">,</text:span></text:p>
            <text:p text:style-name="P424"><text:span text:style-name="T31"><text:s text:c="2"/>REGISTRE_ID <text:s text:c="9"/>NUMBER(19) <text:s text:c="14"/></text:span><text:span text:style-name="T62">NOT</text:span><text:span text:style-name="T31"> </text:span><text:span text:style-name="T147">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7">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ENTITAT_ID <text:s text:c="10"/>NUMBER(19) <text:s text:c="10"/><text:tab/></text:span><text:span text:style-name="T62">NOT</text:span><text:span text:style-name="T31"> </text:span><text:span text:style-name="T147">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4"/>
          </table:table-cell>
        </table:table-row>
      </table:table>
      <text:p text:style-name="P589"/>
      <text:p text:style-name="P69"><text:span text:style-name="T6">Propietats globals</text:span>:</text:p>
      <text:list xml:id="list4123748871" text:style-name="L117">
        <text:list-item>
          <text:p text:style-name="P956">Opcionalment es poden afegir les propietats inserides a BBDD en el fitxer de propietats<text:span text:style-name="T305"> i esborrar la propietat de la definició del CSV.</text:span></text:p>
        </text:list-item>
      </text:list>
      <text:p text:style-name="P596"/>
      <table:table table:name="Table27" table:style-name="Table27">
        <table:table-column table:style-name="Table27.A"/>
        <table:table-row table:style-name="TableLine681307952">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82130100656602" text:continue-list="list82131126727515" text:style-name="Outline">
        <text:list-item>
          <text:list>
            <text:list-header>
              <text:h text:style-name="P701" text:outline-level="2" text:is-list-header="true"><text:bookmark-start text:name="__RefHeading___Toc79566_28395464161112"/><text:span text:style-name="T152">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4">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82130229979516" text:continue-list="list82130161432088" text:style-name="L77">
        <text:list-item>
          <text:p text:style-name="P96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21">Errors resolts:</text:p>
      <text:list xml:id="list852684540" text:style-name="L118">
        <text:list-item>
          <text:p text:style-name="P941"><text:span text:style-name="T309">Cap</text:span> </text:p>
        </text:list-item>
      </text:list>
      <text:p text:style-name="P302"/>
      <text:p text:style-name="P130">Base de dades:<text:span text:style-name="T5"> </text:span></text:p>
      <text:list xml:id="list2986873547" text:style-name="L119">
        <text:list-item>
          <text:p text:style-name="P971">Cap canvi.</text:p>
        </text:list-item>
      </text:list>
      <text:p text:style-name="P130"/>
      <text:p text:style-name="P70"><text:span text:style-name="T6">Propietats globals</text:span>:</text:p>
      <text:list xml:id="list1793843532" text:style-name="L120">
        <text:list-item>
          <text:p text:style-name="P984">Cap</text:p>
        </text:list-item>
      </text:list>
      <text:p text:style-name="P494"/>
      <text:list xml:id="list82130440165465" text:continue-list="list82130100656602" text:style-name="Outline">
        <text:list-item>
          <text:list>
            <text:list-header>
              <text:h text:style-name="P702" text:outline-level="2" text:is-list-header="true"><text:bookmark-start text:name="__RefHeading___Toc79566_283954641611121"/><text:span text:style-name="T152">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5">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5"/>
      <text:p text:style-name="P174">Resum: </text:p>
      <text:p text:style-name="P636"><text:span text:style-name="T311">Resolució urgent per evitar eror en la sincronització d'unitats organitzatives</text:span>.</text:p>
      <text:p text:style-name="P615"/>
      <text:p text:style-name="P563">Millores incloses:</text:p>
      <text:list xml:id="list82130417754309" text:continue-list="list82130229979516" text:style-name="L77">
        <text:list-item>
          <text:p text:style-name="P990">Cap</text:p>
        </text:list-item>
      </text:list>
      <text:p text:style-name="P522">Errors resolts:</text:p>
      <text:list xml:id="list495748082" text:style-name="L121">
        <text:list-item>
          <text:p text:style-name="P942"><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3"/>
      <text:p text:style-name="P131">Base de dades:<text:span text:style-name="T5"> </text:span></text:p>
      <text:list xml:id="list104059478" text:style-name="L122">
        <text:list-item>
          <text:p text:style-name="P972">Cap canvi.</text:p>
        </text:list-item>
      </text:list>
      <text:p text:style-name="P131"/>
      <text:p text:style-name="P71"><text:span text:style-name="T6">Propietats globals</text:span>:</text:p>
      <text:list xml:id="list3543418964" text:style-name="L123">
        <text:list-item>
          <text:p text:style-name="P985">Cap</text:p>
        </text:list-item>
      </text:list>
      <text:p text:style-name="P637"/>
      <text:list xml:id="list82129871592760" text:continue-list="list82130440165465" text:style-name="Outline">
        <text:list-item>
          <text:list>
            <text:list-header>
              <text:h text:style-name="P703" text:outline-level="2" text:is-list-header="true"><text:bookmark-start text:name="__RefHeading___Toc79566_2839546416111211"/><text:soft-page-break/><text:span text:style-name="T152">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6">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82130820554113" text:continue-list="list82130417754309" text:style-name="L77">
        <text:list-item>
          <text:p text:style-name="P991">Cap</text:p>
        </text:list-item>
      </text:list>
      <text:p text:style-name="P523">Errors resolts:</text:p>
      <text:list xml:id="list146413072" text:style-name="L124">
        <text:list-item>
          <text:p text:style-name="P943"><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4"/>
      <text:p text:style-name="P132">Base de dades:<text:span text:style-name="T5"> </text:span></text:p>
      <text:list xml:id="list1845319974" text:style-name="L125">
        <text:list-item>
          <text:p text:style-name="P973">Cap canvi.</text:p>
        </text:list-item>
      </text:list>
      <text:p text:style-name="P132"/>
      <text:p text:style-name="P72"><text:span text:style-name="T6">Propietats globals</text:span>:</text:p>
      <text:list xml:id="list2992079145" text:style-name="L126">
        <text:list-item>
          <text:p text:style-name="P986">Cap</text:p>
        </text:list-item>
      </text:list>
      <text:p text:style-name="P638"/>
      <text:list xml:id="list82129676222853" text:continue-list="list82129871592760" text:style-name="Outline">
        <text:list-item>
          <text:list>
            <text:list-header>
              <text:h text:style-name="P704" text:outline-level="2" text:is-list-header="true"><text:bookmark-start text:name="__RefHeading___Toc79566_28395464161112111"/><text:span text:style-name="T152">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7">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7"/>
      <text:p text:style-name="P176">Resum: </text:p>
      <text:p text:style-name="P643"><text:span text:style-name="T313">Versió urgent per resoldre que els usuaris puguin posar com a processades anotacions rebutjades pels backoffices</text:span>.</text:p>
      <text:p text:style-name="P617"/>
      <text:p text:style-name="P565">Millores incloses:</text:p>
      <text:list xml:id="list82129589119389" text:continue-list="list82130820554113" text:style-name="L77">
        <text:list-item>
          <text:p text:style-name="P992">Cap</text:p>
        </text:list-item>
      </text:list>
      <text:p text:style-name="P524">Errors resolts:</text:p>
      <text:list xml:id="list4010297608" text:style-name="L127">
        <text:list-item>
          <text:p text:style-name="P944"><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5"/>
      <text:p text:style-name="P133">Base de dades:<text:span text:style-name="T5"> </text:span></text:p>
      <text:list xml:id="list3155576602" text:style-name="L128">
        <text:list-item>
          <text:p text:style-name="P974">Cap canvi.</text:p>
        </text:list-item>
      </text:list>
      <text:p text:style-name="P133"/>
      <text:p text:style-name="P73"><text:span text:style-name="T6">Propietats globals</text:span>:</text:p>
      <text:list xml:id="list1190469201" text:style-name="L129">
        <text:list-item>
          <text:p text:style-name="P987">Cap</text:p>
        </text:list-item>
      </text:list>
      <text:p text:style-name="P639"/>
      <text:p text:style-name="P639"/>
      <text:p text:style-name="P639"/>
      <text:p text:style-name="P639"/>
      <text:p text:style-name="P639"/>
      <text:list xml:id="list82129845307966" text:continue-list="list82129676222853" text:style-name="Outline">
        <text:list-item>
          <text:list>
            <text:list-header>
              <text:h text:style-name="P705" text:outline-level="2" text:is-list-header="true"><text:bookmark-start text:name="__RefHeading___Toc79566_283954641611121111"/><text:soft-page-break/><text:span text:style-name="T152">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8">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82131180643870" text:continue-list="list82129589119389" text:style-name="L77">
        <text:list-item>
          <text:p text:style-name="P993">Cap</text:p>
        </text:list-item>
      </text:list>
      <text:p text:style-name="P525">Errors resolts:</text:p>
      <text:list xml:id="list1311504281" text:style-name="L130">
        <text:list-item>
          <text:p text:style-name="P945"><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6"/>
      <text:p text:style-name="P134">Base de dades:<text:span text:style-name="T5"> </text:span></text:p>
      <text:list xml:id="list1598183463" text:style-name="L131">
        <text:list-item>
          <text:p text:style-name="P975">Cap canvi.</text:p>
        </text:list-item>
      </text:list>
      <text:p text:style-name="P134"/>
      <text:p text:style-name="P74"><text:span text:style-name="T6">Propietats globals</text:span>:</text:p>
      <text:list xml:id="list1158551304" text:style-name="L132">
        <text:list-item>
          <text:p text:style-name="P988">Cap</text:p>
        </text:list-item>
      </text:list>
      <text:p text:style-name="P640"/>
      <text:list xml:id="list82131312456604" text:continue-list="list82129845307966" text:style-name="Outline">
        <text:list-item>
          <text:list>
            <text:list-header>
              <text:h text:style-name="P706" text:outline-level="2" text:is-list-header="true"><text:bookmark-start text:name="__RefHeading___Toc79566_2839546416111211111"/><text:span text:style-name="T152">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9">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82131514064724" text:continue-list="list82131180643870" text:style-name="L77">
        <text:list-item>
          <text:p text:style-name="P994"><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6"/>
      <text:p text:style-name="P526">Errors resolts:</text:p>
      <text:list xml:id="list1631729662" text:style-name="L133">
        <text:list-item>
          <text:p text:style-name="P999">Cap.</text:p>
        </text:list-item>
      </text:list>
      <text:p text:style-name="P307"/>
      <text:p text:style-name="P135">Base de dades:<text:span text:style-name="T5"> </text:span></text:p>
      <text:list xml:id="list4288691661" text:style-name="L134">
        <text:list-item>
          <text:p text:style-name="P976">Cap canvi.</text:p>
        </text:list-item>
      </text:list>
      <text:p text:style-name="P135"/>
      <text:p text:style-name="P75"><text:span text:style-name="T6">Propietats globals</text:span>:</text:p>
      <text:list xml:id="list3508130062" text:style-name="L135">
        <text:list-item>
          <text:p text:style-name="P989">Cap</text:p>
        </text:list-item>
      </text:list>
      <text:p text:style-name="P641"/>
      <text:p text:style-name="P641"/>
      <text:list xml:id="list82129831760878" text:continue-list="list82131312456604" text:style-name="Outline">
        <text:list-item>
          <text:list>
            <text:list-header>
              <text:h text:style-name="P707" text:outline-level="2" text:is-list-header="true"><text:bookmark-start text:name="__RefHeading___Toc79566_28395464161112111111"/><text:soft-page-break/><text:span text:style-name="T152">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0">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60"/>
      <text:p text:style-name="P179">Resum: </text:p>
      <text:p text:style-name="P648">Sincronització dels noms de les UO amb la denominació en idioma cooficial català. Client API REST per regles.<text:span text:style-name="T323"> Altres.</text:span></text:p>
      <text:p text:style-name="P620"/>
      <text:p text:style-name="P620"/>
      <text:p text:style-name="P568">Millores incloses:</text:p>
      <text:list xml:id="list82130861881517" text:continue-list="list82131514064724"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95"><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0"> </text:span>Revisar el manual d'integració </text:p>
        </text:list-item>
      </text:list>
      <text:p text:style-name="P527"/>
      <text:p text:style-name="P527">Errors resolts:</text:p>
      <text:list xml:id="list431598157"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8"><text:soft-page-break/></text:p>
      <text:p text:style-name="P136">Base de dades:<text:span text:style-name="T5"> </text:span></text:p>
      <text:list xml:id="list82131038312511" text:continue-list="list1075471400" text:style-name="L116">
        <text:list-item>
          <text:p text:style-name="P772">distribucio_update_0.9.<text:span text:style-name="T267">4</text:span><text:span text:style-name="T321">9</text:span>.sql<text:span text:style-name="T220"> (Oracle)</text:span></text:p>
          <text:list>
            <text:list-item>
              <text:p text:style-name="P979">Nova propietat configurable <text:span text:style-name="T321">per poder assignar anotacions amb usuaris d'una bústia.</text:span></text:p>
            </text:list-item>
            <text:list-item>
              <text:p text:style-name="P979">Nova propietat configurable per<text:span text:style-name="T321"> evitar</text:span> poder assignar anotacions a usuaris inactius.</text:p>
            </text:list-item>
          </text:list>
        </text:list-item>
      </text:list>
      <text:p text:style-name="P629"/>
      <table:table table:name="Table29" table:style-name="Table29">
        <table:table-column table:style-name="Table29.A"/>
        <table:table-row table:style-name="TableLine681267632">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7"/>
          </table:table-cell>
        </table:table-row>
      </table:table>
      <text:p text:style-name="P590"/>
      <text:p text:style-name="P136"/>
      <text:p text:style-name="P76"><text:span text:style-name="T6">Propietats globals</text:span>:</text:p>
      <text:list xml:id="list82131278845446" text:continue-list="list3539546973" text:style-name="L17">
        <text:list-item>
          <text:p text:style-name="P746">distribucio_update_0.9.<text:span text:style-name="T321">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82130487408906" text:continue-list="list2800244370" text:style-name="L27">
        <text:list-item>
          <text:p text:style-name="P801"><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2">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82130909180323" text:continue-list="list82129831760878" text:style-name="Outline">
        <text:list-item>
          <text:list>
            <text:list-header>
              <text:h text:style-name="P708" text:outline-level="2" text:is-list-header="true"><text:bookmark-start text:name="__RefHeading___Toc79566_28395464161112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text:h>
            </text:list-header>
          </text:list>
        </text:list-item>
      </text:list>
      <text:p text:style-name="P361">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1"/>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82130989797391" text:continue-list="list82130861881517" text:style-name="L77">
        <text:list-item>
          <text:p text:style-name="P996"><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280926624" text:style-name="L137">
        <text:list-item>
          <text:p text:style-name="P1004"><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9"/>
      <text:p text:style-name="P137">Base de dades:<text:span text:style-name="T5"> </text:span></text:p>
      <text:list xml:id="list82130165463324" text:continue-list="list82131038312511" text:style-name="L116">
        <text:list-item>
          <text:p text:style-name="P773">distribucio_update_0.9.<text:span text:style-name="T332">50</text:span>.sql<text:span text:style-name="T220"> (Oracle)</text:span></text:p>
          <text:list>
            <text:list-item>
              <text:p text:style-name="P980">Nova propietat configurable <text:span text:style-name="T321">per poder</text:span><text:span text:style-name="T332">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681340496">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958131365" text:style-name="L138">
        <text:list-item>
          <text:p text:style-name="P1014">Sense canvis</text:p>
        </text:list-item>
      </text:list>
      <text:p text:style-name="P408"/>
      <text:p text:style-name="P437">Canvis a les llibreries:</text:p>
      <text:list xml:id="list633756419" text:style-name="L139">
        <text:list-item>
          <text:p text:style-name="P802"><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8">50</text:span></text:p>
            </text:list-item>
          </text:list>
        </text:list-item>
      </text:list>
      <text:list xml:id="list82131417510195" text:continue-list="list82130909180323" text:style-name="Outline">
        <text:list-item>
          <text:list>
            <text:list-header>
              <text:h text:style-name="P709" text:outline-level="2" text:is-list-header="true"><text:bookmark-start text:name="__RefHeading___Toc79566_283954641611121111112"/><text:soft-page-break/><text:span text:style-name="T152">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2">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82130779770540" text:continue-list="list82130989797391" text:style-name="L77">
        <text:list-item>
          <text:p text:style-name="P1016">Cap</text:p>
        </text:list-item>
      </text:list>
      <text:p text:style-name="P529"/>
      <text:p text:style-name="P529">Errors resolts:</text:p>
      <text:list xml:id="list2059388293" text:style-name="L140">
        <text:list-item>
          <text:p text:style-name="P1005"><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10"/>
      <text:p text:style-name="P139">Base de dades:<text:span text:style-name="T5"> </text:span></text:p>
      <text:list xml:id="list1218302805" text:style-name="L141">
        <text:list-item>
          <text:p text:style-name="P774">distribucio_update_0.9.<text:span text:style-name="T336">50.2</text:span>.sql<text:span text:style-name="T220">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681325520">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9"/>
          </table:table-cell>
        </table:table-row>
      </table:table>
      <text:p text:style-name="P592"/>
      <text:p text:style-name="P139"/>
      <text:p text:style-name="P78"><text:span text:style-name="T6">Propietats globals</text:span>:</text:p>
      <text:list xml:id="list3211436098" text:style-name="L142">
        <text:list-item>
          <text:p text:style-name="P1022">Cap</text:p>
        </text:list-item>
      </text:list>
      <text:p text:style-name="P456"/>
      <text:list xml:id="list82129936529766" text:continue-list="list82131417510195" text:style-name="Outline">
        <text:list-item>
          <text:list>
            <text:list-header>
              <text:h text:style-name="P710" text:outline-level="2" text:is-list-header="true"><text:bookmark-start text:name="__RefHeading___Toc79566_283954641611121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1"/></text:h>
            </text:list-header>
          </text:list>
        </text:list-item>
      </text:list>
      <text:p text:style-name="P363">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3"/>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82130574794191" text:continue-list="list82130779770540" text:style-name="L77">
        <text:list-item>
          <text:p text:style-name="P99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30"/>
      <text:p text:style-name="P530">Errors resolts:</text:p>
      <text:list xml:id="list1949702304" text:style-name="L143">
        <text:list-item>
          <text:p text:style-name="P1009"><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1"/>
      <text:p text:style-name="P140">Base de dades:<text:span text:style-name="T5"> </text:span></text:p>
      <text:list xml:id="list1713144118" text:style-name="L144">
        <text:list-item>
          <text:p text:style-name="P775">distribucio_update_0.9.<text:span text:style-name="T332">50</text:span>.sql<text:span text:style-name="T220"> (Oracle)</text:span></text:p>
          <text:list>
            <text:list-item>
              <text:p text:style-name="P982">Nova propietat configurable <text:span text:style-name="T321">per poder</text:span><text:span text:style-name="T332">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681326096">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2469844037" text:style-name="L145">
        <text:list-item>
          <text:p text:style-name="P1015">Sense canvis</text:p>
        </text:list-item>
      </text:list>
      <text:p text:style-name="P409"/>
      <text:p text:style-name="P438">Canvis a les llibreries:</text:p>
      <text:list xml:id="list3370967258" text:style-name="L146">
        <text:list-item>
          <text:p text:style-name="P803"><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8">50</text:span></text:p>
            </text:list-item>
          </text:list>
        </text:list-item>
      </text:list>
      <text:list xml:id="list82129718935923" text:continue-list="list82129936529766" text:style-name="Outline">
        <text:list-item>
          <text:list>
            <text:list-header>
              <text:h text:style-name="P711" text:outline-level="2" text:is-list-header="true"><text:bookmark-start text:name="__RefHeading___Toc79566_2839546416111211111121"/><text:soft-page-break/><text:span text:style-name="T152">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4">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547432632" text:style-name="L147">
        <text:list-item>
          <text:p text:style-name="P1019"><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19"><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19"><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31"/>
      <text:p text:style-name="P531">Errors resolts:</text:p>
      <text:list xml:id="list4288224469" text:style-name="L148">
        <text:list-item>
          <text:p text:style-name="P1010">Cap</text:p>
        </text:list-item>
      </text:list>
      <text:p text:style-name="P312"/>
      <text:p text:style-name="P141">Base de dades:<text:span text:style-name="T5"> </text:span></text:p>
      <text:list xml:id="list2098799572" text:style-name="L149">
        <text:list-item>
          <text:p text:style-name="P1023">Sense canvis</text:p>
        </text:list-item>
      </text:list>
      <text:p text:style-name="P80"><text:span text:style-name="T6">Propietats globals</text:span>:</text:p>
      <text:p text:style-name="P651">Cap</text:p>
      <text:list xml:id="list82129750114968" text:continue-list="list82129718935923" text:style-name="Outline">
        <text:list-item>
          <text:list>
            <text:list-header>
              <text:h text:style-name="P711" text:outline-level="2" text:is-list-header="true"/>
              <text:h text:style-name="P712" text:outline-level="2" text:is-list-header="true"><text:bookmark-start text:name="__RefHeading___Toc130348_3874307552"/><text:span text:style-name="T343">V</text:span><text:span text:style-name="T152">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65">Data: <text:span text:style-name="T355">26</text:span><text:span text:style-name="T290">/</text:span><text:span text:style-name="T350">1</text:span><text:span text:style-name="T352">1</text:span>/202<text:span text:style-name="T333">4</text:span><text:span text:style-name="T241"> </text:span><text:span text:style-name="T351">1</text:span><text:span text:style-name="T355">8</text:span><text:span text:style-name="T241">:</text:span><text:span text:style-name="T345">0</text:span><text:span text:style-name="T241">0h</text:span></text:p>
      <text:p text:style-name="P363"/>
      <text:p text:style-name="P182">Resum: </text:p>
      <text:p text:style-name="P650">Versió evolutiva per migrar DISTRIBUCIO a JBoss 7.2 i Java 11.</text:p>
      <text:p text:style-name="P623"/>
      <text:p text:style-name="P571">Millores incloses:</text:p>
      <text:list xml:id="list82129434943432" text:continue-list="list82130574794191" text:style-name="L77">
        <text:list-item>
          <text:p text:style-name="P1017"><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2"> </text:span>Revisar el manual d'integració</text:p>
        </text:list-item>
      </text:list>
      <text:p text:style-name="P530"/>
      <text:p text:style-name="P530">Errors resolts:</text:p>
      <text:list xml:id="list3865345083"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7"> </text:span>Revisar plugins de validació de firma i firma en servidor </text:p>
        </text:list-item>
      </text:list>
      <text:p text:style-name="P311"/>
      <text:p text:style-name="P140">Base de dades:<text:span text:style-name="T5"> </text:span></text:p>
      <text:list xml:id="list2539323981" text:style-name="L151">
        <text:list-item>
          <text:p text:style-name="P776">distribucio_update_<text:span text:style-name="T340">1</text:span>.<text:span text:style-name="T340">0</text:span>.<text:span text:style-name="T340">1</text:span>.sql<text:span text:style-name="T220"> (Oracle)</text:span></text:p>
          <text:list>
            <text:list-item>
              <text:p text:style-name="P1021"><text:span text:style-name="T340">Modificació de les taules de permisos pels canvis de packages</text:span>.</text:p>
            </text:list-item>
            <text:list-item>
              <text:p text:style-name="P983"><text:span text:style-name="T340">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8">LDAP CAIB</text:span>.</text:p>
            </text:list-item>
          </text:list>
        </text:list-item>
      </text:list>
      <text:p text:style-name="P653"/>
      <text:p text:style-name="P632"/>
      <table:table table:name="Table33" table:style-name="Table33">
        <table:table-column table:style-name="Table33.A"/>
        <table:table-row table:style-name="TableLine681261296">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4">'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arxiu.caib'</text:span><text:span text:style-name="T31">,</text:span><text:span text:style-name="T164">'.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s.validatesignature'</text:span><text:span text:style-name="T31">,</text:span><text:span text:style-name="T164">'.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host_url'</text:span><text:span text:style-name="T31">, </text:span><text:span text:style-name="T147">NULL</text:span><text:span text:style-name="T31">, </text:span><text:span text:style-name="T164">'URL del servidor LDAP CAIB'</text:span><text:span text:style-name="T31">, </text:span><text:span text:style-name="T164">'USUARIS'</text:span><text:span text:style-name="T31">, </text:span><text:span text:style-name="T164">'1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principal'</text:span><text:span text:style-name="T31">, </text:span><text:span text:style-name="T147">NULL</text:span><text:span text:style-name="T31">, </text:span><text:span text:style-name="T164">'Security principal pel servidor LDAP CAIB'</text:span><text:span text:style-name="T31">, </text:span><text:span text:style-name="T164">'USUARIS'</text:span><text:span text:style-name="T31">, </text:span><text:span text:style-name="T164">'1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authentication'</text:span><text:span text:style-name="T31">, </text:span><text:span text:style-name="T147">NULL</text:span><text:span text:style-name="T31">, </text:span><text:span text:style-name="T164">'Security authentication pel servidor LDAP CAIB'</text:span><text:span text:style-name="T31">, </text:span><text:span text:style-name="T164">'USUARIS'</text:span><text:span text:style-name="T31">, </text:span><text:span text:style-name="T164">'1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credentials'</text:span><text:span text:style-name="T31">, </text:span><text:span text:style-name="T147">NULL</text:span><text:span text:style-name="T31">, </text:span><text:span text:style-name="T164">'Security credentials pel servidor LDAP CAIB'</text:span><text:span text:style-name="T31">, </text:span><text:span text:style-name="T164">'USUARIS'</text:span><text:span text:style-name="T31">, </text:span><text:span text:style-name="T164">'16'</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users_context_dn'</text:span><text:span text:style-name="T31">, </text:span><text:span text:style-name="T147">NULL</text:span><text:span text:style-name="T31">, </text:span><text:span text:style-name="T164">'User context DN pel servidor LDAP CAIB'</text:span><text:span text:style-name="T31">, </text:span><text:span text:style-name="T164">'USUARIS'</text:span><text:span text:style-name="T31">, </text:span><text:span text:style-name="T164">'1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arch_scope'</text:span><text:span text:style-name="T31">, </text:span><text:span text:style-name="T147">NULL</text:span><text:span text:style-name="T31">, </text:span><text:span text:style-name="T164">'Search scope pel servidor LDAP CAIB'</text:span><text:span text:style-name="T31">, </text:span><text:span text:style-name="T164">'USUARIS'</text:span><text:span text:style-name="T31">, </text:span><text:span text:style-name="T164">'1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username'</text:span><text:span text:style-name="T31">, </text:span><text:span text:style-name="T147">NULL</text:span><text:span text:style-name="T31">, </text:span><text:span text:style-name="T164">'Attribute username pel servidor LDAP CAIB'</text:span><text:span text:style-name="T31">, </text:span><text:span text:style-name="T164">'USUARIS'</text:span><text:span text:style-name="T31">, </text:span><text:span text:style-name="T164">'1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ail'</text:span><text:span text:style-name="T31">, </text:span><text:span text:style-name="T147">NULL</text:span><text:span text:style-name="T31">, </text:span><text:span text:style-name="T164">'Attribute mail pel servidor LDAP CAIB'</text:span><text:span text:style-name="T31">, </text:span><text:span text:style-name="T164">'USUARIS'</text:span><text:span text:style-name="T31">, </text:span><text:span text:style-name="T164">'2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adm</text:span><text:soft-page-break/><text:span text:style-name="T164">inistration_id'</text:span><text:span text:style-name="T31">, </text:span><text:span text:style-name="T147">NULL</text:span><text:span text:style-name="T31">, </text:span><text:span text:style-name="T164">'Attribute administration id pel servidor LDAP CAIB'</text:span><text:span text:style-name="T31">, </text:span><text:span text:style-name="T164">'USUARIS'</text:span><text:span text:style-name="T31">, </text:span><text:span text:style-name="T164">'21'</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name'</text:span><text:span text:style-name="T31">, </text:span><text:span text:style-name="T147">NULL</text:span><text:span text:style-name="T31">, </text:span><text:span text:style-name="T164">'Attribute name pel servidor LDAP CAIB'</text:span><text:span text:style-name="T31">, </text:span><text:span text:style-name="T164">'USUARIS'</text:span><text:span text:style-name="T31">, </text:span><text:span text:style-name="T164">'22'</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text:span><text:span text:style-name="T31">, </text:span><text:span text:style-name="T147">NULL</text:span><text:span text:style-name="T31">, </text:span><text:span text:style-name="T164">'Attribute surname pel servidor LDAP CAIB'</text:span><text:span text:style-name="T31">, </text:span><text:span text:style-name="T164">'USUARIS'</text:span><text:span text:style-name="T31">, </text:span><text:span text:style-name="T164">'2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1'</text:span><text:span text:style-name="T31">, </text:span><text:span text:style-name="T147">NULL</text:span><text:span text:style-name="T31">, </text:span><text:span text:style-name="T164">'Attribute surname 1 pel servidor LDAP CAIB'</text:span><text:span text:style-name="T31">, </text:span><text:span text:style-name="T164">'USUARIS'</text:span><text:span text:style-name="T31">, </text:span><text:span text:style-name="T164">'2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2'</text:span><text:span text:style-name="T31">, </text:span><text:span text:style-name="T147">NULL</text:span><text:span text:style-name="T31">, </text:span><text:span text:style-name="T164">'Attribute surname 2 pel servidor LDAP CAIB'</text:span><text:span text:style-name="T31">, </text:span><text:span text:style-name="T164">'USUARIS'</text:span><text:span text:style-name="T31">, </text:span><text:span text:style-name="T164">'2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telephone'</text:span><text:span text:style-name="T31">, </text:span><text:span text:style-name="T147">NULL</text:span><text:span text:style-name="T31">, </text:span><text:span text:style-name="T164">'Attribute telephone pel servidor LDAP CAIB'</text:span><text:span text:style-name="T31">, </text:span><text:span text:style-name="T164">'USUARIS'</text:span><text:span text:style-name="T31">, </text:span><text:span text:style-name="T164">'2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department'</text:span><text:span text:style-name="T31">, </text:span><text:span text:style-name="T147">NULL</text:span><text:span text:style-name="T31">, </text:span><text:span text:style-name="T164">'Attribute department pel servidor LDAP CAIB'</text:span><text:span text:style-name="T31">, </text:span><text:span text:style-name="T164">'USUARIS'</text:span><text:span text:style-name="T31">, </text:span><text:span text:style-name="T164">'2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emberof'</text:span><text:span text:style-name="T31">, </text:span><text:span text:style-name="T147">NULL</text:span><text:span text:style-name="T31">, </text:span><text:span text:style-name="T164">'Attribute member of pel servidor LDAP CAIB'</text:span><text:span text:style-name="T31">, </text:span><text:span text:style-name="T164">'USUARIS'</text:span><text:span text:style-name="T31">, </text:span><text:span text:style-name="T164">'2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prefix_role_match_memberof'</text:span><text:span text:style-name="T31">, </text:span><text:span text:style-name="T147">NULL</text:span><text:span text:style-name="T31">, </text:span><text:span text:style-name="T164">'Attribute prefix role match member of pel servidor LDAP CAIB'</text:span><text:span text:style-name="T31">, </text:span><text:span text:style-name="T164">'USUARIS'</text:span><text:span text:style-name="T31">, </text:span><text:span text:style-name="T164">'2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uffix_role_match_memberof'</text:span><text:span text:style-name="T31">, </text:span><text:span text:style-name="T147">NULL</text:span><text:span text:style-name="T31">, </text:span><text:span text:style-name="T164">'Attribute suffix role match member of pel servidor LDAP CAIB'</text:span><text:span text:style-name="T31">, </text:span><text:span text:style-name="T164">'USUARIS'</text:span><text:span text:style-name="T31">, </text:span><text:span text:style-name="T164">'3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4194175921"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49">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82131223791271"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58577088">
            <table:table-cell table:style-name="TableBox558594368"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5</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1-27T08:21:28.299999805">27/11/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26M58S</meta:editing-duration>
    <meta:editing-cycles>493</meta:editing-cycles>
    <meta:generator>LibreOffice/7.3.5.2$Windows_X86_64 LibreOffice_project/184fe81b8c8c30d8b5082578aee2fed2ea847c01</meta:generator>
    <dc:date>2024-11-27T08:21:28.082000000</dc:date>
    <dc:creator>Daniel Moreno Linares</dc:creator>
    <meta:document-statistic meta:table-count="55" meta:image-count="3" meta:object-count="0" meta:page-count="92" meta:paragraph-count="2681" meta:word-count="19412" meta:character-count="174358" meta:non-whitespace-character-count="153131"/>
  </office:meta>
</office:document-meta>
</file>